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jpeg" manifest:media-type="image/jpe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2">
      <style:drawing-page-properties draw:fill="bitmap" draw:fill-image-name="a871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9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78">
      <style:drawing-page-properties draw:fill="bitmap" draw:fill-image-name="a87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889">
      <style:drawing-page-properties draw:fill="bitmap" draw:fill-image-name="a88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1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47">
      <style:drawing-page-properties draw:fill="bitmap" draw:fill-image-name="a144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6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5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03">
      <style:drawing-page-properties draw:fill="bitmap" draw:fill-image-name="a120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0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66">
      <style:drawing-page-properties draw:fill="bitmap" draw:fill-image-name="a136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8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3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28">
      <style:drawing-page-properties draw:fill="bitmap" draw:fill-image-name="a1127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0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6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2">
      <style:graphic-properties draw:fill="none" draw:stroke="solid" svg:stroke-width="0.01389in" svg:stroke-color="#000000" svg:stroke-opacity="100%"/>
    </style:style>
    <style:style style:family="text" style:name="a1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8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009">
      <style:drawing-page-properties draw:fill="bitmap" draw:fill-image-name="a1008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5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43">
      <style:drawing-page-properties draw:fill="bitmap" draw:fill-image-name="a942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26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4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1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2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276">
      <style:drawing-page-properties draw:fill="bitmap" draw:fill-image-name="a1275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3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9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2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0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1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0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6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5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9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7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057">
      <style:drawing-page-properties draw:fill="bitmap" draw:fill-image-name="a1056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1">
      <style:drawing-page-properties draw:fill="bitmap" draw:fill-image-name="a860" style:repeat="stretch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8889in" style:font-size-asian="0.38889in" style:font-size-complex="0.38889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c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9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7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7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3611in" style:font-size-asian="0.23611in" style:font-size-complex="0.236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7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text:list-style style:name="a1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4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6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5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88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9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1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4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39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375in" text:min-label-width="0.1875in"/>
        <style:text-properties fo:font-size="100%"/>
      </text:list-level-style-bullet>
      <text:list-level-style-bullet text:level="3" text:bullet-char="-">
        <style:list-level-properties text:space-before="0.75in" text:min-label-width="0.1875in"/>
        <style:text-properties fo:font-size="100%"/>
      </text:list-level-style-bullet>
      <text:list-level-style-bullet text:level="4" text:bullet-char="-">
        <style:list-level-properties text:space-before="1.125in" text:min-label-width="0.1875in"/>
        <style:text-properties fo:font-size="100%"/>
      </text:list-level-style-bullet>
      <text:list-level-style-bullet text:level="5" text:bullet-char="-">
        <style:list-level-properties text:space-before="1.5in" text:min-label-width="0.1875in"/>
        <style:text-properties fo:font-size="100%"/>
      </text:list-level-style-bullet>
      <text:list-level-style-bullet text:level="6" text:bullet-char="-">
        <style:list-level-properties text:space-before="2.5625in" text:min-label-width="0.1875in"/>
        <style:text-properties fo:font-size="100%"/>
      </text:list-level-style-bullet>
      <text:list-level-style-bullet text:level="7" text:bullet-char="-">
        <style:list-level-properties text:space-before="3.0625in" text:min-label-width="0.1875in"/>
        <style:text-properties fo:font-size="100%"/>
      </text:list-level-style-bullet>
      <text:list-level-style-bullet text:level="8" text:bullet-char="-">
        <style:list-level-properties text:space-before="3.5625in" text:min-label-width="0.1875in"/>
        <style:text-properties fo:font-size="100%"/>
      </text:list-level-style-bullet>
      <text:list-level-style-bullet text:level="9" text:bullet-char="-">
        <style:list-level-properties text:space-before="4.0625in" text:min-label-width="0.1875in"/>
        <style:text-properties fo:font-size="100%"/>
      </text:list-level-style-bullet>
    </text:list-style>
    <text:list-style style:name="a119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1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5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8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5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3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3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9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2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2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7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6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2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42">
      <text:list-level-style-bullet text:level="1" text:bullet-char="-">
        <style:list-level-properties text:space-before="0in" text:min-label-width="0.1875in"/>
        <style:text-properties fo:font-size="85%"/>
      </text:list-level-style-bullet>
      <text:list-level-style-bullet text:level="2" text:bullet-char="-">
        <style:list-level-properties text:space-before="0.375in" text:min-label-width="0.1875in"/>
        <style:text-properties fo:font-size="85%"/>
      </text:list-level-style-bullet>
      <text:list-level-style-bullet text:level="3" text:bullet-char="-">
        <style:list-level-properties text:space-before="0.75in" text:min-label-width="0.1875in"/>
        <style:text-properties fo:font-size="85%"/>
      </text:list-level-style-bullet>
      <text:list-level-style-bullet text:level="4" text:bullet-char="-">
        <style:list-level-properties text:space-before="1.125in" text:min-label-width="0.1875in"/>
        <style:text-properties fo:font-size="85%"/>
      </text:list-level-style-bullet>
      <text:list-level-style-bullet text:level="5" text:bullet-char="-">
        <style:list-level-properties text:space-before="1.5in" text:min-label-width="0.1875in"/>
        <style:text-properties fo:font-size="85%"/>
      </text:list-level-style-bullet>
      <text:list-level-style-bullet text:level="6" text:bullet-char="-">
        <style:list-level-properties text:space-before="2.5625in" text:min-label-width="0.1875in"/>
        <style:text-properties fo:font-size="85%"/>
      </text:list-level-style-bullet>
      <text:list-level-style-bullet text:level="7" text:bullet-char="-">
        <style:list-level-properties text:space-before="3.0625in" text:min-label-width="0.1875in"/>
        <style:text-properties fo:font-size="85%"/>
      </text:list-level-style-bullet>
      <text:list-level-style-bullet text:level="8" text:bullet-char="-">
        <style:list-level-properties text:space-before="3.5625in" text:min-label-width="0.1875in"/>
        <style:text-properties fo:font-size="85%"/>
      </text:list-level-style-bullet>
      <text:list-level-style-bullet text:level="9" text:bullet-char="-">
        <style:list-level-properties text:space-before="4.0625in" text:min-label-width="0.1875in"/>
        <style:text-properties fo:font-size="85%"/>
      </text:list-level-style-bullet>
    </text:list-style>
    <text:list-style style:name="a8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6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9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3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1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9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6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4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9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3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9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11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0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50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375in" text:min-label-width="0.1875in"/>
        <style:text-properties fo:font-size="100%"/>
      </text:list-level-style-bullet>
      <text:list-level-style-bullet text:level="3" text:bullet-char="-">
        <style:list-level-properties text:space-before="0.75in" text:min-label-width="0.1875in"/>
        <style:text-properties fo:font-size="100%"/>
      </text:list-level-style-bullet>
      <text:list-level-style-bullet text:level="4" text:bullet-char="-">
        <style:list-level-properties text:space-before="1.125in" text:min-label-width="0.1875in"/>
        <style:text-properties fo:font-size="100%"/>
      </text:list-level-style-bullet>
      <text:list-level-style-bullet text:level="5" text:bullet-char="-">
        <style:list-level-properties text:space-before="1.5in" text:min-label-width="0.1875in"/>
        <style:text-properties fo:font-size="100%"/>
      </text:list-level-style-bullet>
      <text:list-level-style-bullet text:level="6" text:bullet-char="-">
        <style:list-level-properties text:space-before="2.5625in" text:min-label-width="0.1875in"/>
        <style:text-properties fo:font-size="100%"/>
      </text:list-level-style-bullet>
      <text:list-level-style-bullet text:level="7" text:bullet-char="-">
        <style:list-level-properties text:space-before="3.0625in" text:min-label-width="0.1875in"/>
        <style:text-properties fo:font-size="100%"/>
      </text:list-level-style-bullet>
      <text:list-level-style-bullet text:level="8" text:bullet-char="-">
        <style:list-level-properties text:space-before="3.5625in" text:min-label-width="0.1875in"/>
        <style:text-properties fo:font-size="100%"/>
      </text:list-level-style-bullet>
      <text:list-level-style-bullet text:level="9" text:bullet-char="-">
        <style:list-level-properties text:space-before="4.0625in" text:min-label-width="0.1875in"/>
        <style:text-properties fo:font-size="100%"/>
      </text:list-level-style-bullet>
    </text:list-style>
    <text:list-style style:name="a1273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8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54">
      <text:list-level-style-bullet text:level="1" text:bullet-char="-">
        <style:list-level-properties text:space-before="0in" text:min-label-width="0.1875in"/>
        <style:text-properties fo:font-size="100%"/>
      </text:list-level-style-bullet>
      <text:list-level-style-bullet text:level="2" text:bullet-char="-">
        <style:list-level-properties text:space-before="0.375in" text:min-label-width="0.1875in"/>
        <style:text-properties fo:font-size="100%"/>
      </text:list-level-style-bullet>
      <text:list-level-style-bullet text:level="3" text:bullet-char="-">
        <style:list-level-properties text:space-before="0.75in" text:min-label-width="0.1875in"/>
        <style:text-properties fo:font-size="100%"/>
      </text:list-level-style-bullet>
      <text:list-level-style-bullet text:level="4" text:bullet-char="-">
        <style:list-level-properties text:space-before="1.125in" text:min-label-width="0.1875in"/>
        <style:text-properties fo:font-size="100%"/>
      </text:list-level-style-bullet>
      <text:list-level-style-bullet text:level="5" text:bullet-char="-">
        <style:list-level-properties text:space-before="1.5in" text:min-label-width="0.1875in"/>
        <style:text-properties fo:font-size="100%"/>
      </text:list-level-style-bullet>
      <text:list-level-style-bullet text:level="6" text:bullet-char="-">
        <style:list-level-properties text:space-before="2.5625in" text:min-label-width="0.1875in"/>
        <style:text-properties fo:font-size="100%"/>
      </text:list-level-style-bullet>
      <text:list-level-style-bullet text:level="7" text:bullet-char="-">
        <style:list-level-properties text:space-before="3.0625in" text:min-label-width="0.1875in"/>
        <style:text-properties fo:font-size="100%"/>
      </text:list-level-style-bullet>
      <text:list-level-style-bullet text:level="8" text:bullet-char="-">
        <style:list-level-properties text:space-before="3.5625in" text:min-label-width="0.1875in"/>
        <style:text-properties fo:font-size="100%"/>
      </text:list-level-style-bullet>
      <text:list-level-style-bullet text:level="9" text:bullet-char="-">
        <style:list-level-properties text:space-before="4.0625in" text:min-label-width="0.1875in"/>
        <style:text-properties fo:font-size="100%"/>
      </text:list-level-style-bullet>
    </text:list-style>
    <text:list-style style:name="a13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3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4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0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0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02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40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37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21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5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09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122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2" draw:style-name="a861" draw:master-page-name="Master1-Layout1-cust-Title-Slide-White-and-Colour" presentation:presentation-page-layout-name="Master1-PPL1" draw:id="Slide-257">
        <draw:frame draw:id="id83" presentation:style-name="a866" draw:name="Title 1" svg:x="0.40551in" svg:y="1.74803in" svg:width="5.75197in" svg:height="1.20472in" presentation:class="title" presentation:placeholder="false">
          <draw:text-box>
            <text:p text:style-name="a865" text:class-names="" text:cond-style-name=""><text:span text:style-name="a862" text:class-names="">Computer Systems B<text:line-break/></text:span><text:span text:style-name="a863" text:class-names="">COMS20012</text:span><text:span text:style-name="a864" text:class-names=""/></text:p>
          </draw:text-box>
          <svg:title/>
          <svg:desc/>
        </draw:frame>
        <draw:frame draw:id="id84" presentation:style-name="a870" draw:name="Subtitle 2" svg:x="0.40551in" svg:y="2.95443in" svg:width="5.75197in" svg:height="1.43701in" presentation:class="subtitle" presentation:placeholder="false">
          <draw:text-box>
            <text:p text:style-name="a869" text:class-names="" text:cond-style-name=""><text:span text:style-name="a867" text:class-names="">Introduction to Operating Systems and Security</text:span><text:span text:style-name="a868" text:class-names=""/></text:p>
          </draw:text-box>
          <svg:title/>
          <svg:desc/>
        </draw:frame>
      </draw:page>
      <draw:page draw:name="Slide105" draw:style-name="a872" draw:master-page-name="Master1-Layout5-cust-Title-Slide-Colour-and-Image" presentation:presentation-page-layout-name="Master1-PPL5" draw:id="Slide-360">
        <draw:frame draw:id="id85" presentation:style-name="a876" draw:name="Title 3" svg:x="0.40551in" svg:y="1.74803in" svg:width="5.75197in" svg:height="1.20472in" presentation:class="title" presentation:placeholder="false">
          <draw:text-box>
            <text:p text:style-name="a875" text:class-names="" text:cond-style-name=""><text:span text:style-name="a873" text:class-names="">Synchronization primitives</text:span><text:span text:style-name="a874" text:class-names=""/></text:p>
          </draw:text-box>
          <svg:title/>
          <svg:desc/>
        </draw:frame>
      </draw:page>
      <draw:page draw:name="Slide113" draw:style-name="a878" draw:master-page-name="Master1-Layout3-cust-Title-Slide-White-and-Image" presentation:presentation-page-layout-name="Master1-PPL3" draw:id="Slide-368">
        <draw:frame draw:id="id86" presentation:style-name="a882" draw:name="Title 3" svg:x="0.40551in" svg:y="1.74803in" svg:width="5.75197in" svg:height="1.20472in" presentation:class="title" presentation:placeholder="false">
          <draw:text-box>
            <text:p text:style-name="a881" text:class-names="" text:cond-style-name=""><text:span text:style-name="a879" text:class-names="">Look back at Computer Systems A</text:span><text:span text:style-name="a880" text:class-names=""/></text:p>
          </draw:text-box>
          <svg:title/>
          <svg:desc/>
        </draw:frame>
        <draw:frame draw:id="id87" presentation:style-name="a887" draw:name="Subtitle 4" svg:x="0.40551in" svg:y="2.95443in" svg:width="5.75197in" svg:height="1.43701in" presentation:class="subtitle" presentation:placeholder="false">
          <draw:text-box>
            <text:list text:style-name="a886">
              <text:list-item>
                <text:p text:style-name="a885" text:class-names="" text:cond-style-name=""><text:span text:style-name="a883" text:class-names="">This is a quick refresher</text:span><text:span text:style-name="a884" text:class-names=""/></text:p>
              </text:list-item>
            </text:list>
          </draw:text-box>
          <svg:title/>
          <svg:desc/>
        </draw:frame>
      </draw:page>
      <draw:page draw:name="Slide106" draw:style-name="a889" draw:master-page-name="Master1-Layout2-obj-Title-and-Content" presentation:presentation-page-layout-name="Master1-PPL2" draw:id="Slide-361">
        <draw:frame draw:id="id88" presentation:style-name="a893" draw:name="Title 3" svg:x="0.40551in" svg:y="0.29948in" svg:width="9.18898in" svg:height="1.08724in" presentation:class="title" presentation:placeholder="false">
          <draw:text-box>
            <text:p text:style-name="a892" text:class-names="" text:cond-style-name=""><text:span text:style-name="a890" text:class-names="">Locks</text:span><text:span text:style-name="a891" text:class-names=""/></text:p>
          </draw:text-box>
          <svg:title/>
          <svg:desc/>
        </draw:frame>
        <draw:frame draw:id="id89" presentation:style-name="a941" draw:name="Content Placeholder 4" svg:x="0.40551in" svg:y="1.4974in" svg:width="9.18898in" svg:height="3.15885in" presentation:class="outline" presentation:placeholder="false">
          <draw:text-box>
            <text:list text:style-name="a896">
              <text:list-item>
                <text:p text:style-name="a895" text:class-names="" text:cond-style-name=""><text:span text:style-name="a894" text:class-names="">Obtain a resource for exclusive use</text:span></text:p>
              </text:list-item>
            </text:list>
            <text:list text:style-name="a906">
              <text:list-item>
                <text:list text:style-name="a906">
                  <text:list-item>
                    <text:p text:style-name="a905" text:class-names="" text:cond-style-name=""><text:span text:style-name="a897" text:class-names="">Acquire/lock:</text:span><text:span text:style-name="a898" text:class-names=""><text:s text:c="1"/></text:span><text:span text:style-name="a899" text:class-names="">get</text:span><text:span text:style-name="a900" text:class-names=""><text:s text:c="1"/></text:span><text:span text:style-name="a901" text:class-names="">the</text:span><text:span text:style-name="a902" text:class-names=""><text:s text:c="1"/></text:span><text:span text:style-name="a903" text:class-names="">resource</text:span><text:span text:style-name="a904" text:class-names=""/></text:p>
                  </text:list-item>
                </text:list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7" text:class-names="">Release/</text:span><text:span text:style-name="a908" text:class-names="">unlock:</text:span><text:span text:style-name="a909" text:class-names=""><text:s text:c="1"/>give up the resource</text:span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Use</text:span><text:span text:style-name="a913" text:class-names=""><text:s text:c="1"/></text:span><text:span text:style-name="a914" text:class-names="">case</text:span><text:span text:style-name="a915" text:class-names=""/></text:p>
              </text:list-item>
            </text:list>
            <text:list text:style-name="a920">
              <text:list-item>
                <text:list text:style-name="a920">
                  <text:list-item>
                    <text:p text:style-name="a919" text:class-names="" text:cond-style-name=""><text:span text:style-name="a918" text:class-names="">Need to arbitrate exclusive access to a resource</text:span></text:p>
                  </text:list-item>
                </text:list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21" text:class-names="">If resource is unavailable want to wait for the resource</text:span></text:p>
                  </text:list-item>
                </text:list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24" text:class-names="">Same</text:span><text:span text:style-name="a925" text:class-names=""><text:s text:c="1"/></text:span><text:span text:style-name="a926" text:class-names="">agent</text:span><text:span text:style-name="a927" text:class-names=""><text:s text:c="1"/></text:span><text:span text:style-name="a928" text:class-names="">acquire/release</text:span><text:span text:style-name="a929" text:class-names=""><text:s text:c="1"/></text:span><text:span text:style-name="a930" text:class-names="">access</text:span><text:span text:style-name="a931" text:class-names=""><text:s text:c="1"/></text:span><text:span text:style-name="a932" text:class-names="">to</text:span><text:span text:style-name="a933" text:class-names=""><text:s text:c="1"/></text:span><text:span text:style-name="a934" text:class-names="">the</text:span><text:span text:style-name="a935" text:class-names=""><text:s text:c="1"/></text:span><text:span text:style-name="a936" text:class-names="">resourc</text:span><text:span text:style-name="a937" text:class-names="">e</text:span><text:span text:style-name="a93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7" draw:style-name="a943" draw:master-page-name="Master1-Layout2-obj-Title-and-Content" presentation:presentation-page-layout-name="Master1-PPL2" draw:id="Slide-362">
        <draw:frame draw:id="id90" presentation:style-name="a947" draw:name="Title 1" svg:x="0.40551in" svg:y="0.29948in" svg:width="9.18898in" svg:height="1.08724in" presentation:class="title" presentation:placeholder="false">
          <draw:text-box>
            <text:p text:style-name="a946" text:class-names="" text:cond-style-name=""><text:span text:style-name="a944" text:class-names="">Spinlock</text:span><text:span text:style-name="a945" text:class-names=""/></text:p>
          </draw:text-box>
          <svg:title/>
          <svg:desc/>
        </draw:frame>
        <draw:frame draw:id="id91" presentation:style-name="a1001" draw:name="Content Placeholder 2" svg:x="0.40551in" svg:y="1.4974in" svg:width="9.18898in" svg:height="3.15885in" presentation:class="outline" presentation:placeholder="false">
          <draw:text-box>
            <text:list text:style-name="a950">
              <text:list-item>
                <text:p text:style-name="a949" text:class-names="" text:cond-style-name=""><text:span text:style-name="a948" text:class-names="">Very simple locking mechanism</text:span></text:p>
              </text:list-item>
            </text:list>
            <text:list text:style-name="a965">
              <text:list-item>
                <text:p text:style-name="a964" text:class-names="" text:cond-style-name=""><text:span text:style-name="a951" text:class-names="">Busy</text:span><text:span text:style-name="a952" text:class-names=""><text:s text:c="1"/></text:span><text:span text:style-name="a953" text:class-names="">wait</text:span><text:span text:style-name="a954" text:class-names=""><text:s text:c="1"/></text:span><text:span text:style-name="a955" text:class-names="">for</text:span><text:span text:style-name="a956" text:class-names=""><text:s text:c="1"/></text:span><text:span text:style-name="a957" text:class-names="">resource</text:span><text:span text:style-name="a958" text:class-names=""><text:s text:c="1"/></text:span><text:span text:style-name="a959" text:class-names="">to</text:span><text:span text:style-name="a960" text:class-names=""><text:s text:c="1"/></text:span><text:span text:style-name="a961" text:class-names="">be</text:span><text:span text:style-name="a962" text:class-names=""><text:s text:c="1"/></text:span><text:span text:style-name="a963" text:class-names="">available</text:span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6" text:class-names="">Atomically</text:span><text:span text:style-name="a967" text:class-names=""><text:s text:c="1"/></text:span><text:span text:style-name="a968" text:class-names="">test if a resource is available and get it</text:span><text:span text:style-name="a969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2" text:class-names="">If it’s not<text:s text:c="1"/></text:span><text:span text:style-name="a973" text:class-names="">available</text:span><text:span text:style-name="a974" text:class-names=""><text:s text:c="1"/>try again.</text:span></text:p>
                  </text:list-item>
                </text:list>
              </text:list-item>
            </text:list>
            <text:list text:style-name="a980">
              <text:list-item>
                <text:p text:style-name="a979" text:class-names="" text:cond-style-name=""><text:span text:style-name="a977" text:class-names="">Requirements</text:span><text:span text:style-name="a978" text:class-names=""/></text:p>
              </text:list-item>
            </text:list>
            <text:list text:style-name="a983">
              <text:list-item>
                <text:list text:style-name="a983">
                  <text:list-item>
                    <text:p text:style-name="a982" text:class-names="" text:cond-style-name=""><text:span text:style-name="a981" text:class-names="">Require some hardware support (disabling interrupts or some atomic instructions such as TAS or CAS)</text:span></text:p>
                  </text:list-item>
                </text:list>
              </text:list-item>
            </text:list>
            <text:list text:style-name="a988">
              <text:list-item>
                <text:list text:style-name="a988">
                  <text:list-item>
                    <text:list text:style-name="a988">
                      <text:list-item>
                        <text:p text:style-name="a987" text:class-names="" text:cond-style-name=""><text:span text:style-name="a984" text:class-names="">TAS:</text:span><text:span text:style-name="a985" text:class-names=""><text:s text:c="1"/></text:span><text:span text:style-name="a986" text:class-names="">test-and-set</text:span></text:p>
                      </text:list-item>
                    </text:list>
                  </text:list-item>
                </text:list>
              </text:list-item>
            </text:list>
            <text:list text:style-name="a993">
              <text:list-item>
                <text:list text:style-name="a993">
                  <text:list-item>
                    <text:list text:style-name="a993">
                      <text:list-item>
                        <text:p text:style-name="a992" text:class-names="" text:cond-style-name=""><text:span text:style-name="a989" text:class-names="">CAS:</text:span><text:span text:style-name="a990" text:class-names=""><text:s text:c="1"/></text:span><text:span text:style-name="a991" text:class-names="">compare-and-swap</text:span></text:p>
                      </text:list-item>
                    </text:list>
                  </text:list-item>
                </text:list>
              </text:list-item>
            </text:list>
            <text:list text:style-name="a996">
              <text:list-item>
                <text:p text:style-name="a995" text:class-names="" text:cond-style-name=""><text:span text:style-name="a994" text:class-names="">Should be used only for a short duration</text:span></text:p>
              </text:list-item>
            </text:list>
            <text:list text:style-name="a1000">
              <text:list-item>
                <text:list text:style-name="a1000">
                  <text:list-item>
                    <text:p text:style-name="a999" text:class-names="" text:cond-style-name=""><text:span text:style-name="a997" text:class-names="">Busy wait waste CPU resources</text:span><text:span text:style-name="a998" text:class-names=""/></text:p>
                  </text:list-item>
                </text:list>
              </text:list-item>
            </text:list>
          </draw:text-box>
          <svg:title/>
          <svg:desc/>
        </draw:frame>
        <presentation:notes draw:style-name="a1007">
          <draw:page-thumbnail draw:page-number="5" svg:x="0.75in" svg:y="1.25in" svg:width="6in" svg:height="3.375in" presentation:class="page" draw:id="id92" presentation:style-name="a1002" draw:name="Slide Image Placeholder 1">
            <svg:title/>
            <svg:desc/>
          </draw:page-thumbnail>
          <draw:frame draw:id="id93" presentation:style-name="a1003" draw:name="Notes Placeholder 2" svg:x="0.75in" svg:y="4.8125in" svg:width="6in" svg:height="3.9375in" presentation:class="notes" presentation:placeholder="true">
            <draw:text-box/>
            <svg:title/>
            <svg:desc/>
          </draw:frame>
          <draw:frame draw:id="id94" draw:style-name="a1006" draw:name="Slide Number Placeholder 3" svg:x="4.24826in" svg:y="9.49826in" svg:width="3.25in" svg:height="0.50174in">
            <draw:text-box>
              <text:p text:style-name="a1005" text:class-names="" text:cond-style-name=""><text:span text:style-name="a1004" text:class-names=""><text:page-number style:num-format="1" text:fixed="false"/></text:span></text:p>
            </draw:text-box>
            <svg:title/>
            <svg:desc/>
          </draw:frame>
        </presentation:notes>
      </draw:page>
      <draw:page draw:name="Slide108" draw:style-name="a1009" draw:master-page-name="Master1-Layout2-obj-Title-and-Content" presentation:presentation-page-layout-name="Master1-PPL2" draw:id="Slide-363">
        <draw:frame draw:id="id95" presentation:style-name="a1013" draw:name="Title 1" svg:x="0.40551in" svg:y="0.29948in" svg:width="9.18898in" svg:height="1.08724in" presentation:class="title" presentation:placeholder="false">
          <draw:text-box>
            <text:p text:style-name="a1012" text:class-names="" text:cond-style-name=""><text:span text:style-name="a1010" text:class-names="">Semaphore</text:span><text:span text:style-name="a1011" text:class-names=""/></text:p>
          </draw:text-box>
          <svg:title/>
          <svg:desc/>
        </draw:frame>
        <draw:frame draw:id="id96" presentation:style-name="a1055" draw:name="Content Placeholder 2" svg:x="0.40551in" svg:y="1.4974in" svg:width="9.18898in" svg:height="3.15885in" presentation:class="outline" presentation:placeholder="false">
          <draw:text-box>
            <text:list text:style-name="a1016">
              <text:list-item>
                <text:p text:style-name="a1015" text:class-names="" text:cond-style-name=""><text:span text:style-name="a1014" text:class-names="">Counting and locking mechanism (shared counter)</text:span></text:p>
              </text:list-item>
            </text:list>
            <text:list text:style-name="a1026">
              <text:list-item>
                <text:list text:style-name="a1026">
                  <text:list-item>
                    <text:p text:style-name="a1025" text:class-names="" text:cond-style-name=""><text:span text:style-name="a1017" text:class-names="">Value</text:span><text:span text:style-name="a1018" text:class-names=""><text:s text:c="1"/></text:span><text:span text:style-name="a1019" text:class-names="">always</text:span><text:span text:style-name="a1020" text:class-names=""><text:s text:c="1"/></text:span><text:span text:style-name="a1021" text:class-names="">&gt;=</text:span><text:span text:style-name="a1022" text:class-names=""><text:s text:c="1"/></text:span><text:span text:style-name="a1023" text:class-names="">0</text:span><text:span text:style-name="a1024" text:class-names=""/></text:p>
                  </text:list-item>
                </text:list>
              </text:list-item>
            </text:list>
            <text:list text:style-name="a1031">
              <text:list-item>
                <text:list text:style-name="a1031">
                  <text:list-item>
                    <text:p text:style-name="a1030" text:class-names="" text:cond-style-name=""><text:span text:style-name="a1027" text:class-names="">P decrease the value (</text:span><text:span text:style-name="a1028" text:class-names="">proberen</text:span><text:span text:style-name="a1029" text:class-names=""><text:s text:c="1"/>which means “to test” in Dutch)</text:span></text:p>
                  </text:list-item>
                </text:list>
              </text:list-item>
            </text:list>
            <text:list text:style-name="a1039">
              <text:list-item>
                <text:list text:style-name="a1039">
                  <text:list-item>
                    <text:p text:style-name="a1038" text:class-names="" text:cond-style-name=""><text:span text:style-name="a1032" text:class-names="">V increase the</text:span><text:span text:style-name="a1033" text:class-names=""><text:s text:c="1"/></text:span><text:span text:style-name="a1034" text:class-names="">value (</text:span><text:span text:style-name="a1035" text:class-names="">verhogen</text:span><text:span text:style-name="a1036" text:class-names="">, which means “increase” in Dutch)</text:span><text:span text:style-name="a1037" text:class-names=""/></text:p>
                  </text:list-item>
                </text:list>
              </text:list-item>
            </text:list>
            <text:list text:style-name="a1042">
              <text:list-item>
                <text:p text:style-name="a1041" text:class-names="" text:cond-style-name=""><text:span text:style-name="a1040" text:class-names="">Semantic</text:span></text:p>
              </text:list-item>
            </text:list>
            <text:list text:style-name="a1050">
              <text:list-item>
                <text:list text:style-name="a1050">
                  <text:list-item>
                    <text:p text:style-name="a1049" text:class-names="" text:cond-style-name=""><text:span text:style-name="a1043" text:class-names="">V increase</text:span><text:span text:style-name="a1044" text:class-names=""><text:s text:c="1"/></text:span><text:span text:style-name="a1045" text:class-names="">the</text:span><text:span text:style-name="a1046" text:class-names=""><text:s text:c="1"/></text:span><text:span text:style-name="a1047" text:class-names="">counter</text:span><text:span text:style-name="a1048" text:class-names=""/></text:p>
                  </text:list-item>
                </text:list>
              </text:list-item>
            </text:list>
            <text:list text:style-name="a1054">
              <text:list-item>
                <text:list text:style-name="a1054">
                  <text:list-item>
                    <text:p text:style-name="a1053" text:class-names="" text:cond-style-name=""><text:span text:style-name="a1051" text:class-names="">P wait for the counter to go positive and decrement</text:span><text:span text:style-name="a105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9" draw:style-name="a1057" draw:master-page-name="Master1-Layout2-obj-Title-and-Content" presentation:presentation-page-layout-name="Master1-PPL2" draw:id="Slide-364">
        <draw:frame draw:id="id97" presentation:style-name="a1061" draw:name="Title 1" svg:x="0.40551in" svg:y="0.29948in" svg:width="9.18898in" svg:height="1.08724in" presentation:class="title" presentation:placeholder="false">
          <draw:text-box>
            <text:p text:style-name="a1060" text:class-names="" text:cond-style-name=""><text:span text:style-name="a1058" text:class-names="">Semaphore usage</text:span><text:span text:style-name="a1059" text:class-names=""/></text:p>
          </draw:text-box>
          <svg:title/>
          <svg:desc/>
        </draw:frame>
        <draw:frame draw:id="id98" presentation:style-name="a1126" draw:name="Content Placeholder 2" svg:x="0.40551in" svg:y="1.4974in" svg:width="9.18898in" svg:height="3.15885in" presentation:class="outline" presentation:placeholder="false">
          <draw:text-box>
            <text:list text:style-name="a1066">
              <text:list-item>
                <text:p text:style-name="a1065" text:class-names="" text:cond-style-name=""><text:span text:style-name="a1062" text:class-names="">Binary semaphore (</text:span><text:span text:style-name="a1063" text:class-names="">similar to</text:span><text:span text:style-name="a1064" text:class-names=""><text:s text:c="1"/>a lock)</text:span></text:p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67" text:class-names="">Initialize</text:span><text:span text:style-name="a1068" text:class-names=""><text:s text:c="1"/></text:span><text:span text:style-name="a1069" text:class-names="">the</text:span><text:span text:style-name="a1070" text:class-names=""><text:s text:c="1"/></text:span><text:span text:style-name="a1071" text:class-names="">semaphore</text:span><text:span text:style-name="a1072" text:class-names=""><text:s text:c="1"/></text:span><text:span text:style-name="a1073" text:class-names="">to</text:span><text:span text:style-name="a1074" text:class-names=""><text:s text:c="1"/></text:span><text:span text:style-name="a1075" text:class-names="">1</text:span><text:span text:style-name="a1076" text:class-names=""/></text:p>
                  </text:list-item>
                </text:list>
              </text:list-item>
            </text:list>
            <text:list text:style-name="a1081">
              <text:list-item>
                <text:list text:style-name="a1081">
                  <text:list-item>
                    <text:p text:style-name="a1080" text:class-names="" text:cond-style-name=""><text:span text:style-name="a1079" text:class-names="">Semaphore will only take value 0/1</text:span></text:p>
                  </text:list-item>
                </text:list>
              </text:list-item>
            </text:list>
            <text:list text:style-name="a1089">
              <text:list-item>
                <text:list text:style-name="a1089">
                  <text:list-item>
                    <text:p text:style-name="a1088" text:class-names="" text:cond-style-name=""><text:span text:style-name="a1082" text:class-names="">P</text:span><text:span text:style-name="a1083" text:class-names=""><text:s text:c="1"/></text:span><text:span text:style-name="a1084" text:class-names="">acquire</text:span><text:span text:style-name="a1085" text:class-names="">s</text:span><text:span text:style-name="a1086" text:class-names=""><text:s text:c="1"/>resource</text:span><text:span text:style-name="a1087" text:class-names=""/></text:p>
                  </text:list-item>
                </text:list>
              </text:list-item>
            </text:list>
            <text:list text:style-name="a1092">
              <text:list-item>
                <text:list text:style-name="a1092">
                  <text:list-item>
                    <text:p text:style-name="a1091" text:class-names="" text:cond-style-name=""><text:span text:style-name="a1090" text:class-names="">V releases resource</text:span></text:p>
                  </text:list-item>
                </text:list>
              </text:list-item>
            </text:list>
            <text:list text:style-name="a1098">
              <text:list-item>
                <text:p text:style-name="a1097" text:class-names="" text:cond-style-name=""><text:span text:style-name="a1093" text:class-names="">Counting</text:span><text:span text:style-name="a1094" text:class-names=""><text:s text:c="1"/></text:span><text:span text:style-name="a1095" text:class-names="">semaphore</text:span><text:span text:style-name="a1096" text:class-names=""/></text:p>
              </text:list-item>
            </text:list>
            <text:list text:style-name="a1101">
              <text:list-item>
                <text:list text:style-name="a1101">
                  <text:list-item>
                    <text:p text:style-name="a1100" text:class-names="" text:cond-style-name=""><text:span text:style-name="a1099" text:class-names="">N interchangeable resources are available</text:span></text:p>
                  </text:list-item>
                </text:list>
              </text:list-item>
            </text:list>
            <text:list text:style-name="a1113">
              <text:list-item>
                <text:list text:style-name="a1113">
                  <text:list-item>
                    <text:p text:style-name="a1112" text:class-names="" text:cond-style-name=""><text:span text:style-name="a1102" text:class-names="">Initialize</text:span><text:span text:style-name="a1103" text:class-names=""><text:s text:c="1"/></text:span><text:span text:style-name="a1104" text:class-names="">the</text:span><text:span text:style-name="a1105" text:class-names=""><text:s text:c="1"/></text:span><text:span text:style-name="a1106" text:class-names="">semaphore</text:span><text:span text:style-name="a1107" text:class-names=""><text:s text:c="1"/></text:span><text:span text:style-name="a1108" text:class-names="">to</text:span><text:span text:style-name="a1109" text:class-names=""><text:s text:c="1"/></text:span><text:span text:style-name="a1110" text:class-names="">N</text:span><text:span text:style-name="a1111" text:class-names=""/></text:p>
                  </text:list-item>
                </text:list>
              </text:list-item>
            </text:list>
            <text:list text:style-name="a1116">
              <text:list-item>
                <text:list text:style-name="a1116">
                  <text:list-item>
                    <text:p text:style-name="a1115" text:class-names="" text:cond-style-name=""><text:span text:style-name="a1114" text:class-names="">P uses one of N resource</text:span></text:p>
                  </text:list-item>
                </text:list>
              </text:list-item>
            </text:list>
            <text:list text:style-name="a1119">
              <text:list-item>
                <text:list text:style-name="a1119">
                  <text:list-item>
                    <text:p text:style-name="a1118" text:class-names="" text:cond-style-name=""><text:span text:style-name="a1117" text:class-names="">V frees resource</text:span></text:p>
                  </text:list-item>
                </text:list>
              </text:list-item>
            </text:list>
            <text:list text:style-name="a1122">
              <text:list-item>
                <text:list text:style-name="a1122">
                  <text:list-item>
                    <text:p text:style-name="a1121" text:class-names="" text:cond-style-name=""><text:span text:style-name="a1120" text:class-names="">Allow up to N simultaneous users</text:span></text:p>
                  </text:list-item>
                </text:list>
              </text:list-item>
            </text:list>
            <text:list text:style-name="a1125">
              <text:list-item>
                <text:list text:style-name="a1125">
                  <text:list-item>
                    <text:p text:style-name="a1124" text:class-names="" text:cond-style-name=""><text:span text:style-name="a1123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0" draw:style-name="a1128" draw:master-page-name="Master1-Layout2-obj-Title-and-Content" presentation:presentation-page-layout-name="Master1-PPL2" draw:id="Slide-365">
        <draw:frame draw:id="id99" presentation:style-name="a1132" draw:name="Title 1" svg:x="0.40551in" svg:y="0.29948in" svg:width="9.18898in" svg:height="1.08724in" presentation:class="title" presentation:placeholder="false">
          <draw:text-box>
            <text:p text:style-name="a1131" text:class-names="" text:cond-style-name=""><text:span text:style-name="a1129" text:class-names="">Condition variable</text:span><text:span text:style-name="a1130" text:class-names=""/></text:p>
          </draw:text-box>
          <svg:title/>
          <svg:desc/>
        </draw:frame>
        <draw:frame draw:id="id100" presentation:style-name="a1201" draw:name="Content Placeholder 2" svg:x="0.40551in" svg:y="1.4974in" svg:width="9.18898in" svg:height="3.15885in" presentation:class="outline" presentation:placeholder="false">
          <draw:text-box>
            <text:list text:style-name="a1135">
              <text:list-item>
                <text:p text:style-name="a1134" text:class-names="" text:cond-style-name=""><text:span text:style-name="a1133" text:class-names="">Allow to run only when a condition about the world is true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Always paired with a lock</text:span></text:p>
              </text:list-item>
            </text:list>
            <text:list text:style-name="a1142">
              <text:list-item>
                <text:p text:style-name="a1141" text:class-names="" text:cond-style-name=""><text:span text:style-name="a1139" text:class-names="">API</text:span><text:span text:style-name="a1140" text:class-names=""/></text:p>
              </text:list-item>
            </text:list>
            <text:list text:style-name="a1150">
              <text:list-item>
                <text:list text:style-name="a1150">
                  <text:list-item>
                    <text:p text:style-name="a1149" text:class-names="" text:cond-style-name=""><text:span text:style-name="a1143" text:class-names="">c</text:span><text:span text:style-name="a1144" text:class-names="">v_create</text:span><text:span text:style-name="a1145" text:class-names="">/</text:span><text:span text:style-name="a1146" text:class-names="">cv_destroy</text:span><text:span text:style-name="a1147" text:class-names=""><text:s text:c="1"/></text:span><text:span text:style-name="a1148" text:class-names="">(create/destroy a condition variable)</text:span></text:p>
                  </text:list-item>
                </text:list>
              </text:list-item>
            </text:list>
            <text:list text:style-name="a1157">
              <text:list-item>
                <text:list text:style-name="a1157">
                  <text:list-item>
                    <text:p text:style-name="a1156" text:class-names="" text:cond-style-name=""><text:span text:style-name="a1151" text:class-names="">c</text:span><text:span text:style-name="a1152" text:class-names="">v_wait</text:span><text:span text:style-name="a1153" text:class-names=""><text:s text:c="1"/></text:span><text:span text:style-name="a1154" text:class-names=""><text:s text:c="1"/></text:span><text:span text:style-name="a1155" text:class-names="">block and sleep until the condition becomes true</text:span></text:p>
                  </text:list-item>
                </text:list>
              </text:list-item>
            </text:list>
            <text:list text:style-name="a1162">
              <text:list-item>
                <text:list text:style-name="a1162">
                  <text:list-item>
                    <text:p text:style-name="a1161" text:class-names="" text:cond-style-name=""><text:span text:style-name="a1158" text:class-names="">cv_broadcast</text:span><text:span text:style-name="a1159" text:class-names=""><text:s text:c="1"/></text:span><text:span text:style-name="a1160" text:class-names="">wake all thread waiting on this condition</text:span></text:p>
                  </text:list-item>
                </text:list>
              </text:list-item>
            </text:list>
            <text:list text:style-name="a1168">
              <text:list-item>
                <text:list text:style-name="a1168">
                  <text:list-item>
                    <text:p text:style-name="a1167" text:class-names="" text:cond-style-name=""><text:span text:style-name="a1163" text:class-names="">c</text:span><text:span text:style-name="a1164" text:class-names="">v_signal</text:span><text:span text:style-name="a1165" text:class-names=""><text:s text:c="1"/></text:span><text:span text:style-name="a1166" text:class-names="">wake a single thread waiting on this condition</text:span></text:p>
                  </text:list-item>
                </text:list>
              </text:list-item>
            </text:list>
            <text:list text:style-name="a1174">
              <text:list-item>
                <text:p text:style-name="a1173" text:class-names="" text:cond-style-name=""><text:span text:style-name="a1169" text:class-names="">Use</text:span><text:span text:style-name="a1170" text:class-names=""><text:s text:c="1"/></text:span><text:span text:style-name="a1171" text:class-names="">case</text:span><text:span text:style-name="a1172" text:class-names=""/></text:p>
              </text:list-item>
            </text:list>
            <text:list text:style-name="a1191">
              <text:list-item>
                <text:list text:style-name="a1191">
                  <text:list-item>
                    <text:p text:style-name="a1190" text:class-names="" text:cond-style-name=""><text:span text:style-name="a1175" text:class-names="">Want</text:span><text:span text:style-name="a1176" text:class-names=""><text:s text:c="1"/></text:span><text:span text:style-name="a1177" text:class-names="">to</text:span><text:span text:style-name="a1178" text:class-names=""><text:s text:c="1"/></text:span><text:span text:style-name="a1179" text:class-names="">run</text:span><text:span text:style-name="a1180" text:class-names=""><text:s text:c="1"/></text:span><text:span text:style-name="a1181" text:class-names="">when</text:span><text:span text:style-name="a1182" text:class-names=""><text:s text:c="1"/></text:span><text:span text:style-name="a1183" text:class-names="">a</text:span><text:span text:style-name="a1184" text:class-names=""><text:s text:c="1"/></text:span><text:span text:style-name="a1185" text:class-names="">condition</text:span><text:span text:style-name="a1186" text:class-names=""><text:s text:c="1"/></text:span><text:span text:style-name="a1187" text:class-names="">is</text:span><text:span text:style-name="a1188" text:class-names=""><text:s text:c="1"/></text:span><text:span text:style-name="a1189" text:class-names="">true</text:span></text:p>
                  </text:list-item>
                </text:list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92" text:class-names="">Not necessarily exclusive access</text:span></text:p>
                  </text:list-item>
                </text:list>
              </text:list-item>
            </text:list>
            <text:list text:style-name="a1197">
              <text:list-item>
                <text:list text:style-name="a1197">
                  <text:list-item>
                    <text:p text:style-name="a1196" text:class-names="" text:cond-style-name=""><text:span text:style-name="a1195" text:class-names="">Condition is typically simple</text:span></text:p>
                  </text:list-item>
                </text:list>
              </text:list-item>
            </text:list>
            <text:list text:style-name="a1200">
              <text:list-item>
                <text:list text:style-name="a1200">
                  <text:list-item>
                    <text:p text:style-name="a1199" text:class-names="" text:cond-style-name=""><text:span text:style-name="a1198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1" draw:style-name="a1203" draw:master-page-name="Master1-Layout2-obj-Title-and-Content" presentation:presentation-page-layout-name="Master1-PPL2" draw:id="Slide-366">
        <draw:frame draw:id="id101" presentation:style-name="a1207" draw:name="Title 1" svg:x="0.40551in" svg:y="0.29948in" svg:width="9.18898in" svg:height="1.08724in" presentation:class="title" presentation:placeholder="false">
          <draw:text-box>
            <text:p text:style-name="a1206" text:class-names="" text:cond-style-name=""><text:span text:style-name="a1204" text:class-names="">Condition variable semantic</text:span><text:span text:style-name="a1205" text:class-names=""/></text:p>
          </draw:text-box>
          <svg:title/>
          <svg:desc/>
        </draw:frame>
        <draw:frame draw:id="id102" presentation:style-name="a1274" draw:name="Content Placeholder 2" svg:x="0.40551in" svg:y="1.4974in" svg:width="9.18898in" svg:height="3.15885in" presentation:class="outline" presentation:placeholder="false">
          <draw:text-box>
            <text:list text:style-name="a1210">
              <text:list-item>
                <text:p text:style-name="a1209" text:class-names="" text:cond-style-name=""><text:span text:style-name="a1208" text:class-names="">Usage</text:span></text:p>
              </text:list-item>
            </text:list>
            <text:list text:style-name="a1216">
              <text:list-item>
                <text:list text:style-name="a1216">
                  <text:list-item>
                    <text:p text:style-name="a1215" text:class-names="" text:cond-style-name=""><text:span text:style-name="a1211" text:class-names="">Acquire</text:span><text:span text:style-name="a1212" text:class-names=""><text:s text:c="1"/></text:span><text:span text:style-name="a1213" text:class-names="">lock</text:span><text:span text:style-name="a1214" text:class-names=""/></text:p>
                  </text:list-item>
                </text:list>
              </text:list-item>
            </text:list>
            <text:list text:style-name="a1219">
              <text:list-item>
                <text:list text:style-name="a1219">
                  <text:list-item>
                    <text:p text:style-name="a1218" text:class-names="" text:cond-style-name=""><text:span text:style-name="a1217" text:class-names="">Check condition</text:span></text:p>
                  </text:list-item>
                </text:list>
              </text:list-item>
            </text:list>
            <text:list text:style-name="a1237">
              <text:list-item>
                <text:list text:style-name="a1237">
                  <text:list-item>
                    <text:p text:style-name="a1236" text:class-names="" text:cond-style-name=""><text:span text:style-name="a1220" text:class-names="">If</text:span><text:span text:style-name="a1221" text:class-names=""><text:s text:c="1"/></text:span><text:span text:style-name="a1222" text:class-names="">you</text:span><text:span text:style-name="a1223" text:class-names=""><text:s text:c="1"/></text:span><text:span text:style-name="a1224" text:class-names="">need</text:span><text:span text:style-name="a1225" text:class-names=""><text:s text:c="1"/></text:span><text:span text:style-name="a1226" text:class-names="">to</text:span><text:span text:style-name="a1227" text:class-names=""><text:s text:c="1"/></text:span><text:span text:style-name="a1228" text:class-names="">wait</text:span><text:span text:style-name="a1229" text:class-names=""><text:s text:c="1"/></text:span><text:span text:style-name="a1230" text:class-names="">on</text:span><text:span text:style-name="a1231" text:class-names=""><text:s text:c="1"/></text:span><text:span text:style-name="a1232" text:class-names="">condition</text:span><text:span text:style-name="a1233" text:class-names=""><text:s text:c="1"/></text:span><text:span text:style-name="a1234" text:class-names="">cv_wait</text:span><text:span text:style-name="a1235" text:class-names=""/></text:p>
                  </text:list-item>
                </text:list>
              </text:list-item>
            </text:list>
            <text:list text:style-name="a1244">
              <text:list-item>
                <text:list text:style-name="a1244">
                  <text:list-item>
                    <text:p text:style-name="a1243" text:class-names="" text:cond-style-name=""><text:span text:style-name="a1238" text:class-names="">Once condition is true decide if you want to<text:s text:c="1"/></text:span><text:span text:style-name="a1239" text:class-names="">cv_broadcast</text:span><text:span text:style-name="a1240" text:class-names=""><text:s text:c="1"/>or<text:s text:c="1"/></text:span><text:span text:style-name="a1241" text:class-names="">cv_signal</text:span><text:span text:style-name="a1242" text:class-names=""/></text:p>
                  </text:list-item>
                </text:list>
              </text:list-item>
            </text:list>
            <text:list text:style-name="a1247">
              <text:list-item>
                <text:list text:style-name="a1247">
                  <text:list-item>
                    <text:p text:style-name="a1246" text:class-names="" text:cond-style-name=""><text:span text:style-name="a1245" text:class-names="">Release lock</text:span></text:p>
                  </text:list-item>
                </text:list>
              </text:list-item>
            </text:list>
            <text:list text:style-name="a1251">
              <text:list-item>
                <text:p text:style-name="a1250" text:class-names="" text:cond-style-name=""><text:span text:style-name="a1248" text:class-names="">Semantics</text:span><text:span text:style-name="a1249" text:class-names=""/></text:p>
              </text:list-item>
            </text:list>
            <text:list text:style-name="a1263">
              <text:list-item>
                <text:list text:style-name="a1263">
                  <text:list-item>
                    <text:p text:style-name="a1262" text:class-names="" text:cond-style-name=""><text:span text:style-name="a1252" text:class-names="">Hoare semantic: if you wait on a condition, when you wake</text:span><text:span text:style-name="a1253" text:class-names=""><text:s text:c="1"/></text:span><text:span text:style-name="a1254" text:class-names="">up</text:span><text:span text:style-name="a1255" text:class-names=""><text:s text:c="1"/></text:span><text:span text:style-name="a1256" text:class-names="">you</text:span><text:span text:style-name="a1257" text:class-names=""><text:s text:c="1"/></text:span><text:span text:style-name="a1258" text:class-names="">are</text:span><text:span text:style-name="a1259" text:class-names=""><text:s text:c="1"/></text:span><text:span text:style-name="a1260" text:class-names="">guaranteed the condition is true</text:span><text:span text:style-name="a1261" text:class-names="">.</text:span></text:p>
                  </text:list-item>
                </text:list>
              </text:list-item>
            </text:list>
            <text:list text:style-name="a1268">
              <text:list-item>
                <text:list text:style-name="a1268">
                  <text:list-item>
                    <text:p text:style-name="a1267" text:class-names="" text:cond-style-name=""><text:span text:style-name="a1264" text:class-names="">Mesa semantic:<text:s text:c="1"/></text:span><text:span text:style-name="a1265" text:class-names="">No guarantees when you wake</text:span><text:span text:style-name="a1266" text:class-names="">; someone else may have beaten you.</text:span></text:p>
                  </text:list-item>
                </text:list>
              </text:list-item>
            </text:list>
            <text:list text:style-name="a1273">
              <text:list-item>
                <text:list text:style-name="a1273">
                  <text:list-item>
                    <text:p text:style-name="a1272" text:class-names="" text:cond-style-name=""><text:span text:style-name="a1269" text:class-names="">OS/161 uses Mesa<text:s text:c="1"/></text:span><text:span text:style-name="a1270" text:class-names="">semantic be careful.</text:span><text:span text:style-name="a1271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12" draw:style-name="a1276" draw:master-page-name="Master1-Layout2-obj-Title-and-Content" presentation:presentation-page-layout-name="Master1-PPL2" draw:id="Slide-367">
        <draw:frame draw:id="id103" presentation:style-name="a1280" draw:name="Title 1" svg:x="0.40551in" svg:y="0.29948in" svg:width="9.18898in" svg:height="1.08724in" presentation:class="title" presentation:placeholder="false">
          <draw:text-box>
            <text:p text:style-name="a1279" text:class-names="" text:cond-style-name=""><text:span text:style-name="a1277" text:class-names="">Kernel Synchronization Similarities</text:span><text:span text:style-name="a1278" text:class-names=""/></text:p>
          </draw:text-box>
          <svg:title/>
          <svg:desc/>
        </draw:frame>
        <draw:frame draw:id="id104" presentation:style-name="a1364" draw:name="Content Placeholder 2" svg:x="0.40551in" svg:y="1.4974in" svg:width="9.18898in" svg:height="3.15885in" presentation:class="outline" presentation:placeholder="false">
          <draw:text-box>
            <text:list text:style-name="a1283">
              <text:list-item>
                <text:p text:style-name="a1282" text:class-names="" text:cond-style-name=""><text:span text:style-name="a1281" text:class-names="">Can use all the same primitives</text:span></text:p>
              </text:list-item>
            </text:list>
            <text:list text:style-name="a1297">
              <text:list-item>
                <text:p text:style-name="a1296" text:class-names="" text:cond-style-name=""><text:span text:style-name="a1284" text:class-names="">Same</text:span><text:span text:style-name="a1285" text:class-names=""><text:s text:c="1"/></text:span><text:span text:style-name="a1286" text:class-names="">principles:</text:span><text:span text:style-name="a1287" text:class-names=""><text:s text:c="1"/></text:span><text:span text:style-name="a1288" text:class-names="">critical</text:span><text:span text:style-name="a1289" text:class-names=""><text:s text:c="1"/></text:span><text:span text:style-name="a1290" text:class-names="">sections,</text:span><text:span text:style-name="a1291" text:class-names=""><text:s text:c="1"/></text:span><text:span text:style-name="a1292" text:class-names="">deadlock</text:span><text:span text:style-name="a1293" text:class-names=""><text:s text:c="1"/></text:span><text:span text:style-name="a1294" text:class-names="">etc.</text:span><text:span text:style-name="a1295" text:class-names=""/></text:p>
              </text:list-item>
            </text:list>
            <text:list text:style-name="a1300">
              <text:list-item>
                <text:p text:style-name="a1299" text:class-names="" text:cond-style-name=""><text:span text:style-name="a1298" text:class-names="">Deadlock are easier to debug than race conditions</text:span></text:p>
              </text:list-item>
            </text:list>
            <text:list text:style-name="a1306">
              <text:list-item>
                <text:p text:style-name="a1305" text:class-names="" text:cond-style-name=""><text:span text:style-name="a1301" text:class-names="">Same</text:span><text:span text:style-name="a1302" text:class-names=""><text:s text:c="1"/></text:span><text:span text:style-name="a1303" text:class-names="">requirements:</text:span><text:span text:style-name="a1304" text:class-names=""/></text:p>
              </text:list-item>
            </text:list>
            <text:list text:style-name="a1309">
              <text:list-item>
                <text:list text:style-name="a1309">
                  <text:list-item>
                    <text:p text:style-name="a1308" text:class-names="" text:cond-style-name=""><text:span text:style-name="a1307" text:class-names="">Only one thread in a critical section</text:span></text:p>
                  </text:list-item>
                </text:list>
              </text:list-item>
            </text:list>
            <text:list text:style-name="a1319">
              <text:list-item>
                <text:list text:style-name="a1319">
                  <text:list-item>
                    <text:p text:style-name="a1318" text:class-names="" text:cond-style-name=""><text:span text:style-name="a1310" text:class-names="">Must</text:span><text:span text:style-name="a1311" text:class-names=""><text:s text:c="1"/></text:span><text:span text:style-name="a1312" text:class-names="">make</text:span><text:span text:style-name="a1313" text:class-names=""><text:s text:c="1"/></text:span><text:span text:style-name="a1314" text:class-names="">forward</text:span><text:span text:style-name="a1315" text:class-names=""><text:s text:c="1"/></text:span><text:span text:style-name="a1316" text:class-names="">progress</text:span><text:span text:style-name="a1317" text:class-names=""/></text:p>
                  </text:list-item>
                </text:list>
              </text:list-item>
            </text:list>
            <text:list text:style-name="a1322">
              <text:list-item>
                <text:list text:style-name="a1322">
                  <text:list-item>
                    <text:p text:style-name="a1321" text:class-names="" text:cond-style-name=""><text:span text:style-name="a1320" text:class-names="">Activity outside a critical section cannot block the critical section.</text:span></text:p>
                  </text:list-item>
                </text:list>
              </text:list-item>
            </text:list>
            <text:list text:style-name="a1327">
              <text:list-item>
                <text:list text:style-name="a1327">
                  <text:list-item>
                    <text:list text:style-name="a1327">
                      <text:list-item>
                        <text:p text:style-name="a1326" text:class-names="" text:cond-style-name=""><text:span text:style-name="a1323" text:class-names="">e</text:span><text:span text:style-name="a1324" text:class-names="">.g.</text:span><text:span text:style-name="a1325" text:class-names=""><text:s text:c="1"/>careful when using nested locks</text:span></text:p>
                      </text:list-item>
                    </text:list>
                  </text:list-item>
                </text:list>
              </text:list-item>
            </text:list>
            <text:list text:style-name="a1330">
              <text:list-item>
                <text:list text:style-name="a1330">
                  <text:list-item>
                    <text:p text:style-name="a1329" text:class-names="" text:cond-style-name=""><text:span text:style-name="a1328" text:class-names="">Critical sections are short.</text:span></text:p>
                  </text:list-item>
                </text:list>
              </text:list-item>
            </text:list>
            <text:list text:style-name="a1333">
              <text:list-item>
                <text:p text:style-name="a1332" text:class-names="" text:cond-style-name=""><text:span text:style-name="a1331" text:class-names="">Desirable properties</text:span></text:p>
              </text:list-item>
            </text:list>
            <text:list text:style-name="a1355">
              <text:list-item>
                <text:list text:style-name="a1355">
                  <text:list-item>
                    <text:p text:style-name="a1354" text:class-names="" text:cond-style-name=""><text:span text:style-name="a1334" text:class-names="">Fair:</text:span><text:span text:style-name="a1335" text:class-names=""><text:s text:c="1"/></text:span><text:span text:style-name="a1336" text:class-names="">if</text:span><text:span text:style-name="a1337" text:class-names=""><text:s text:c="1"/></text:span><text:span text:style-name="a1338" text:class-names="">several</text:span><text:span text:style-name="a1339" text:class-names=""><text:s text:c="1"/></text:span><text:span text:style-name="a1340" text:class-names="">threads</text:span><text:span text:style-name="a1341" text:class-names=""><text:s text:c="1"/></text:span><text:span text:style-name="a1342" text:class-names="">are</text:span><text:span text:style-name="a1343" text:class-names=""><text:s text:c="1"/></text:span><text:span text:style-name="a1344" text:class-names="">waiting</text:span><text:span text:style-name="a1345" text:class-names=""><text:s text:c="1"/></text:span><text:span text:style-name="a1346" text:class-names="">let</text:span><text:span text:style-name="a1347" text:class-names=""><text:s text:c="1"/></text:span><text:span text:style-name="a1348" text:class-names="">them</text:span><text:span text:style-name="a1349" text:class-names=""><text:s text:c="1"/></text:span><text:span text:style-name="a1350" text:class-names="">in</text:span><text:span text:style-name="a1351" text:class-names=""><text:s text:c="1"/></text:span><text:span text:style-name="a1352" text:class-names="">eventually</text:span><text:span text:style-name="a1353" text:class-names=""/></text:p>
                  </text:list-item>
                </text:list>
              </text:list-item>
            </text:list>
            <text:list text:style-name="a1360">
              <text:list-item>
                <text:list text:style-name="a1360">
                  <text:list-item>
                    <text:p text:style-name="a1359" text:class-names="" text:cond-style-name=""><text:span text:style-name="a1356" text:class-names="">Efficient: don’t use significant resources when waiting (</text:span><text:span text:style-name="a1357" text:class-names="">e.g.</text:span><text:span text:style-name="a1358" text:class-names=""><text:s text:c="1"/>busy wait)</text:span></text:p>
                  </text:list-item>
                </text:list>
              </text:list-item>
            </text:list>
            <text:list text:style-name="a1363">
              <text:list-item>
                <text:p text:style-name="a1362" text:class-names="" text:cond-style-name=""><text:span text:style-name="a1361" text:class-names=""/></text:p>
              </text:list-item>
            </text:list>
          </draw:text-box>
          <svg:title/>
          <svg:desc/>
        </draw:frame>
      </draw:page>
      <draw:page draw:name="Slide114" draw:style-name="a1366" draw:master-page-name="Master1-Layout2-obj-Title-and-Content" presentation:presentation-page-layout-name="Master1-PPL2" draw:id="Slide-369">
        <draw:frame draw:id="id105" presentation:style-name="a1370" draw:name="Title 1" svg:x="0.40551in" svg:y="0.29948in" svg:width="9.18898in" svg:height="1.08724in" presentation:class="title" presentation:placeholder="false">
          <draw:text-box>
            <text:p text:style-name="a1369" text:class-names="" text:cond-style-name=""><text:span text:style-name="a1367" text:class-names="">Kernel Synchronization Differences</text:span><text:span text:style-name="a1368" text:class-names=""/></text:p>
          </draw:text-box>
          <svg:title/>
          <svg:desc/>
        </draw:frame>
        <draw:frame draw:id="id106" presentation:style-name="a1445" draw:name="Content Placeholder 2" svg:x="0.40551in" svg:y="1.4974in" svg:width="9.18898in" svg:height="3.15885in" presentation:class="outline" presentation:placeholder="false">
          <draw:text-box>
            <text:list text:style-name="a1375">
              <text:list-item>
                <text:p text:style-name="a1374" text:class-names="" text:cond-style-name=""><text:span text:style-name="a1371" text:class-names="">Somewhat<text:s text:c="1"/></text:span><text:span text:style-name="a1372" text:class-names="">similar to</text:span><text:span text:style-name="a1373" text:class-names=""><text:s text:c="1"/>synchronizing with a server</text:span></text:p>
              </text:list-item>
            </text:list>
            <text:list text:style-name="a1389">
              <text:list-item>
                <text:list text:style-name="a1389">
                  <text:list-item>
                    <text:p text:style-name="a1388" text:class-names="" text:cond-style-name=""><text:span text:style-name="a1376" text:class-names="">Again, go</text:span><text:span text:style-name="a1377" text:class-names=""><text:s text:c="1"/></text:span><text:span text:style-name="a1378" text:class-names="">back</text:span><text:span text:style-name="a1379" text:class-names=""><text:s text:c="1"/></text:span><text:span text:style-name="a1380" text:class-names="">to</text:span><text:span text:style-name="a1381" text:class-names=""><text:s text:c="1"/></text:span><text:span text:style-name="a1382" text:class-names="">Computer</text:span><text:span text:style-name="a1383" text:class-names=""><text:s text:c="1"/></text:span><text:span text:style-name="a1384" text:class-names="">Systems</text:span><text:span text:style-name="a1385" text:class-names=""><text:s text:c="1"/></text:span><text:span text:style-name="a1386" text:class-names="">A</text:span><text:span text:style-name="a1387" text:class-names=""/></text:p>
                  </text:list-item>
                </text:list>
              </text:list-item>
            </text:list>
            <text:list text:style-name="a1392">
              <text:list-item>
                <text:p text:style-name="a1391" text:class-names="" text:cond-style-name=""><text:span text:style-name="a1390" text:class-names="">Differences from synchronizing with normal user code</text:span></text:p>
              </text:list-item>
            </text:list>
            <text:list text:style-name="a1401">
              <text:list-item>
                <text:list text:style-name="a1401">
                  <text:list-item>
                    <text:p text:style-name="a1400" text:class-names="" text:cond-style-name=""><text:span text:style-name="a1393" text:class-names="">Must</text:span><text:span text:style-name="a1394" text:class-names=""><text:s text:c="1"/></text:span><text:span text:style-name="a1395" text:class-names="">synchronize</text:span><text:span text:style-name="a1396" text:class-names=""><text:s text:c="1"/></text:span><text:span text:style-name="a1397" text:class-names="">with</text:span><text:span text:style-name="a1398" text:class-names=""><text:s text:c="1"/></text:span><text:span text:style-name="a1399" text:class-names="">hardware</text:span></text:p>
                  </text:list-item>
                </text:list>
              </text:list-item>
            </text:list>
            <text:list text:style-name="a1412">
              <text:list-item>
                <text:list text:style-name="a1412">
                  <text:list-item>
                    <text:p text:style-name="a1411" text:class-names="" text:cond-style-name=""><text:span text:style-name="a1402" text:class-names="">Performing</text:span><text:span text:style-name="a1403" text:class-names=""><text:s text:c="1"/></text:span><text:span text:style-name="a1404" text:class-names="">operation</text:span><text:span text:style-name="a1405" text:class-names=""><text:s text:c="1"/></text:span><text:span text:style-name="a1406" text:class-names="">on</text:span><text:span text:style-name="a1407" text:class-names=""><text:s text:c="1"/></text:span><text:span text:style-name="a1408" text:class-names="">behalf of “someone else” (</text:span><text:span text:style-name="a1409" text:class-names="">e.g.</text:span><text:span text:style-name="a1410" text:class-names=""><text:s text:c="1"/>you don’t necessarily know all the resources a user thread will want)</text:span></text:p>
                  </text:list-item>
                </text:list>
              </text:list-item>
            </text:list>
            <text:list text:style-name="a1444">
              <text:list-item>
                <text:list text:style-name="a1444">
                  <text:list-item>
                    <text:p text:style-name="a1443" text:class-names="" text:cond-style-name=""><text:span text:style-name="a1413" text:class-names="">Must</text:span><text:span text:style-name="a1414" text:class-names=""><text:s text:c="1"/></text:span><text:span text:style-name="a1415" text:class-names="">avoid</text:span><text:span text:style-name="a1416" text:class-names=""><text:s text:c="1"/></text:span><text:span text:style-name="a1417" text:class-names="">deadlock</text:span><text:span text:style-name="a1418" text:class-names=""><text:s text:c="1"/></text:span><text:span text:style-name="a1419" text:class-names="">at</text:span><text:span text:style-name="a1420" text:class-names=""><text:s text:c="1"/></text:span><text:span text:style-name="a1421" text:class-names="">all</text:span><text:span text:style-name="a1422" text:class-names=""><text:s text:c="1"/></text:span><text:span text:style-name="a1423" text:class-names="">cost</text:span><text:span text:style-name="a1424" text:class-names=""><text:s text:c="1"/></text:span><text:span text:style-name="a1425" text:class-names="">(</text:span><text:span text:style-name="a1426" text:class-names="">finding</text:span><text:span text:style-name="a1427" text:class-names=""><text:s text:c="1"/></text:span><text:span text:style-name="a1428" text:class-names="">deadlock</text:span><text:span text:style-name="a1429" text:class-names=""><text:s text:c="1"/></text:span><text:span text:style-name="a1430" text:class-names="">and</text:span><text:span text:style-name="a1431" text:class-names=""><text:s text:c="1"/></text:span><text:span text:style-name="a1432" text:class-names="">killing</text:span><text:span text:style-name="a1433" text:class-names=""><text:s text:c="1"/></text:span><text:span text:style-name="a1434" text:class-names="">processes</text:span><text:span text:style-name="a1435" text:class-names=""><text:s text:c="1"/></text:span><text:span text:style-name="a1436" text:class-names="">is</text:span><text:span text:style-name="a1437" text:class-names=""><text:s text:c="1"/></text:span><text:span text:style-name="a1438" text:class-names="">not</text:span><text:span text:style-name="a1439" text:class-names=""><text:s text:c="1"/></text:span><text:span text:style-name="a1440" text:class-names="">ok!</text:span><text:span text:style-name="a1441" text:class-names="">)</text:span><text:span text:style-name="a1442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104" draw:style-name="a1447" draw:master-page-name="Master1-Layout5-cust-Title-Slide-Colour-and-Image" presentation:presentation-page-layout-name="Master1-PPL5" draw:id="Slide-359">
        <draw:frame draw:id="id107" presentation:style-name="a1451" draw:name="Title 6" svg:x="0.40551in" svg:y="1.74803in" svg:width="5.75197in" svg:height="1.20472in" presentation:class="title" presentation:placeholder="false">
          <draw:text-box>
            <text:p text:style-name="a1450" text:class-names="" text:cond-style-name=""><text:span text:style-name="a1448" text:class-names="">Thank you</text:span><text:span text:style-name="a1449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 White and Colour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2" style:display-name="Title and Content">
      <presentation:placeholder presentation:object="title" svg:x="0.40551in" svg:y="0.29948in" svg:width="9.18898in" svg:height="1.08724in"/>
      <presentation:placeholder presentation:object="object" svg:x="0.40551in" svg:y="1.4974in" svg:width="9.18898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3" style:display-name="Title Slide White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4" style:display-name="Title Slide White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5" style:display-name="Title Slide Colour and Image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6" style:display-name="Title Slide Colour (Insert Image)">
      <presentation:placeholder presentation:object="title" svg:x="0.40551in" svg:y="1.74803in" svg:width="5.75197in" svg:height="1.20472in"/>
      <presentation:placeholder presentation:object="subtitle" svg:x="0.40551in" svg:y="2.95443in" svg:width="5.75197in" svg:height="1.43701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39in"/>
    </style:presentation-page-layout>
    <style:presentation-page-layout style:name="Master1-PPL7" style:display-name="Title, Content and Image">
      <presentation:placeholder presentation:object="title" svg:x="0.40551in" svg:y="0.74409in" svg:width="5.75197in" svg:height="1.20472in"/>
      <presentation:placeholder presentation:object="object" svg:x="0.40551in" svg:y="1.99606in" svg:width="5.75197in" svg:height="2.73622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6.2143in" svg:y="0in" svg:width="3.7857in" svg:height="5.625in"/>
    </style:presentation-page-layout>
    <style:presentation-page-layout style:name="Master1-PPL8" style:display-name="Two Content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object" svg:x="5.0625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9" style:display-name="Content and Image">
      <presentation:placeholder presentation:object="title" svg:x="0.40551in" svg:y="0.29948in" svg:width="9.18898in" svg:height="1.08724in"/>
      <presentation:placeholder presentation:object="object" svg:x="0.40551in" svg:y="1.4974in" svg:width="4.53199in" svg:height="3.15885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5.06299in" svg:y="1.4974in" svg:width="4.5315in" svg:height="3.15885in"/>
    </style:presentation-page-layout>
    <style:presentation-page-layout style:name="Master1-PPL10" style:display-name="Image">
      <presentation:placeholder presentation:object="graphic" svg:x="0.40551in" svg:y="0.3671in" svg:width="9.18898in" svg:height="3.8857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title" svg:x="6.15576in" svg:y="4.75516in" svg:width="3.4375in" svg:height="0.75492in"/>
    </style:presentation-page-layout>
    <style:presentation-page-layout style:name="Master1-PPL11" style:display-name="Full Bleed Image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  <presentation:placeholder presentation:object="graphic" svg:x="0in" svg:y="0in" svg:width="10in" svg:height="4.66667in"/>
      <presentation:placeholder presentation:object="title" svg:x="6.15576in" svg:y="4.75516in" svg:width="3.4375in" svg:height="0.75492in"/>
    </style:presentation-page-layout>
    <style:presentation-page-layout style:name="Master1-PPL12" style:display-name="Title Only">
      <presentation:placeholder presentation:object="title" svg:x="0.40551in" svg:y="0.29948in" svg:width="9.18898in" svg:height="1.08724in"/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3" style:display-name="Blank">
      <presentation:placeholder presentation:object="date-time" svg:x="0.40551in" svg:y="4.76935in" svg:width="2.25in" svg:height="0.29948in"/>
      <presentation:placeholder presentation:object="footer" svg:x="7.34449in" svg:y="4.76935in" svg:width="2.25in" svg:height="0.29948in"/>
      <presentation:placeholder presentation:object="page-number" svg:x="4.72619in" svg:y="5.21837in" svg:width="0.59055in" svg:height="0.29948in"/>
    </style:presentation-page-layout>
    <style:presentation-page-layout style:name="Master1-PPL14" style:display-name="Title, Content">
      <presentation:placeholder presentation:object="title" svg:x="0.49997in" svg:y="0.22421in" svg:width="8.99908in" svg:height="0.93915in"/>
      <presentation:placeholder presentation:object="object" svg:x="0.49997in" svg:y="1.31631in" svg:width="8.99908in" svg:height="3.26237in"/>
    </style:presentation-page-layout>
    <style:style style:family="table-cell" style:name="a851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85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2">
      <style:table-cell-properties/>
    </style:style>
    <style:style style:family="table-cell" style:name="a859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3">
      <style:table-cell-properties fo:background-color="#cfd5ea"/>
    </style:style>
    <style:style style:family="table-cell" style:name="a854">
      <style:table-cell-properties/>
    </style:style>
    <style:style style:family="table-cell" style:name="a855">
      <style:table-cell-properties fo:background-color="#cfd5ea"/>
    </style:style>
    <style:style style:family="table-cell" style:name="a856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7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fill-image draw:name="a670" xlink:href="media/image1.jpeg" xlink:show="embed" xlink:actuate="onLoad"/>
    <draw:fill-image draw:name="a1056" xlink:href="media/image1.jpeg" xlink:show="embed" xlink:actuate="onLoad"/>
    <draw:fill-image draw:name="a63" xlink:href="media/image2.jpeg" xlink:show="embed" xlink:actuate="onLoad"/>
    <draw:fill-image draw:name="a1127" xlink:href="media/image1.jpeg" xlink:show="embed" xlink:actuate="onLoad"/>
    <draw:fill-image draw:name="a182" xlink:href="media/image3.jpeg" xlink:show="embed" xlink:actuate="onLoad"/>
    <draw:fill-image draw:name="a1275" xlink:href="media/image1.jpeg" xlink:show="embed" xlink:actuate="onLoad"/>
    <draw:fill-image draw:name="a292" xlink:href="media/image3.jpeg" xlink:show="embed" xlink:actuate="onLoad"/>
    <draw:fill-image draw:name="a1008" xlink:href="media/image1.jpeg" xlink:show="embed" xlink:actuate="onLoad"/>
    <draw:fill-image draw:name="a721" xlink:href="media/image1.jpeg" xlink:show="embed" xlink:actuate="onLoad"/>
    <draw:fill-image draw:name="a547" xlink:href="media/image1.jpeg" xlink:show="embed" xlink:actuate="onLoad"/>
    <draw:fill-image draw:name="a616" xlink:href="media/image1.jpeg" xlink:show="embed" xlink:actuate="onLoad"/>
    <draw:fill-image draw:name="a178" xlink:href="media/image4.jpeg" xlink:show="embed" xlink:actuate="onLoad"/>
    <draw:fill-image draw:name="a888" xlink:href="media/image1.jpeg" xlink:show="embed" xlink:actuate="onLoad"/>
    <draw:fill-image draw:name="a1446" xlink:href="media/image5.jpeg" xlink:show="embed" xlink:actuate="onLoad"/>
    <draw:fill-image draw:name="a288" xlink:href="media/image5.jpeg" xlink:show="embed" xlink:actuate="onLoad"/>
    <draw:fill-image draw:name="a871" xlink:href="media/image5.jpeg" xlink:show="embed" xlink:actuate="onLoad"/>
    <draw:fill-image draw:name="a233" xlink:href="media/image4.jpeg" xlink:show="embed" xlink:actuate="onLoad"/>
    <draw:fill-image draw:name="a466" xlink:href="media/image1.jpeg" xlink:show="embed" xlink:actuate="onLoad"/>
    <draw:fill-image draw:name="a942" xlink:href="media/image1.jpeg" xlink:show="embed" xlink:actuate="onLoad"/>
    <draw:fill-image draw:name="a398" xlink:href="media/image1.jpeg" xlink:show="embed" xlink:actuate="onLoad"/>
    <draw:fill-image draw:name="a768" xlink:href="media/image1.jpeg" xlink:show="embed" xlink:actuate="onLoad"/>
    <draw:fill-image draw:name="a343" xlink:href="media/image5.jpeg" xlink:show="embed" xlink:actuate="onLoad"/>
    <draw:fill-image draw:name="a1365" xlink:href="media/image1.jpeg" xlink:show="embed" xlink:actuate="onLoad"/>
    <draw:fill-image draw:name="a1202" xlink:href="media/image1.jpeg" xlink:show="embed" xlink:actuate="onLoad"/>
    <draw:fill-image draw:name="a877" xlink:href="media/image4.jpeg" xlink:show="embed" xlink:actuate="onLoad"/>
    <draw:fill-image draw:name="a114" xlink:href="media/image1.jpeg" xlink:show="embed" xlink:actuate="onLoad"/>
    <draw:fill-image draw:name="a860" xlink:href="media/image2.jpeg" xlink:show="embed" xlink:actuate="onLoad"/>
    <table:table-template table:name="{5C22544A-7EE6-4342-B048-85BDC9FD1C3A}">
      <table:first-row table:style-name="a856" table:paragraph-style-name=""/>
      <table:last-row table:style-name="a857" table:paragraph-style-name=""/>
      <table:first-column table:style-name="a858" table:paragraph-style-name=""/>
      <table:last-column table:style-name="a859" table:paragraph-style-name=""/>
      <table:body table:style-name="a851" table:paragraph-style-name=""/>
      <table:even-rows table:style-name="a854" table:paragraph-style-name=""/>
      <table:odd-rows table:style-name="a855" table:paragraph-style-name=""/>
      <table:even-columns table:style-name="a852" table:paragraph-style-name=""/>
      <table:odd-columns table:style-name="a853" table:paragraph-style-name=""/>
    </table:table-template>
  </office:styles>
  <office:automatic-styles>
    <style:page-layout style:name="pageLayout1">
      <style:page-layout-properties fo:page-width="10in" fo:page-height="5.62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2">
      <style:graphic-properties draw:fill="none" draw:stroke="solid" svg:stroke-width="0.01389in" svg:stroke-color="#000000" svg:stroke-opacity="100%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71">
      <style:drawing-page-properties draw:fill="bitmap" draw:fill-image-name="a670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draw:fill="none" draw:stroke="solid" svg:stroke-width="0.01389in" svg:stroke-color="#000000" svg:stroke-opacity="100%"/>
    </style:style>
    <style:style style:family="presentation" style:name="a2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34">
      <style:drawing-page-properties draw:fill="bitmap" draw:fill-image-name="a23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94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7">
      <style:drawing-page-properties draw:fill="bitmap" draw:fill-image-name="a46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69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97">
      <style:graphic-properties draw:fill="none" draw:stroke="solid" svg:stroke-width="0.01389in" svg:stroke-color="#000000" svg:stroke-opacity="100%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0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73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2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4">
      <style:graphic-properties draw:fill="none" draw:stroke="solid" svg:stroke-width="0.01389in" svg:stroke-color="#000000" svg:stroke-opacity="100%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99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2">
      <style:drawing-page-properties draw:fill="bitmap" draw:fill-image-name="a721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3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8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89">
      <style:drawing-page-properties draw:fill="bitmap" draw:fill-image-name="a28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5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4">
      <style:graphic-properties draw:fill="none" draw:stroke="solid" svg:stroke-width="0.01389in" svg:stroke-color="#000000" svg:stroke-opacity="100%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93">
      <style:graphic-properties fo:wrap-option="wrap" fo:padding-top="0.05in" fo:padding-bottom="0.05in" fo:padding-left="0.1in" fo:padding-right="0.1in" draw:textarea-vertical-align="middle" draw:textarea-horizontal-align="center" draw:fill="bitmap" draw:fill-image-name="a29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3">
      <style:graphic-properties draw:fill="none" draw:stroke="solid" svg:stroke-width="0.01389in" svg:stroke-color="#000000" svg:stroke-opacity="100%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0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69">
      <style:drawing-page-properties draw:fill="bitmap" draw:fill-image-name="a76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9">
      <style:graphic-properties draw:fill="none" draw:stroke="solid" svg:stroke-width="0.01389in" svg:stroke-color="#000000" svg:stroke-opacity="100%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48">
      <style:drawing-page-properties draw:fill="bitmap" draw:fill-image-name="a547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7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1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7">
      <style:graphic-properties draw:fill="none" draw:stroke="solid" svg:stroke-width="0.01389in" svg:stroke-color="#000000" svg:stroke-opacity="100%"/>
    </style:style>
    <style:style style:family="text" style:name="a7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15">
      <style:drawing-page-properties draw:fill="bitmap" draw:fill-image-name="a114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8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4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1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44">
      <style:drawing-page-properties draw:fill="bitmap" draw:fill-image-name="a34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8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Semibold" fo:font-size="0.41583in" style:font-size-asian="0.41583in" style:font-size-complex="0.41583in" fo:letter-spacing="-0.00014in" fo:language="en" fo:country="GB" fo:font-style="normal" style:font-style-asian="normal" style:font-style-complex="normal" style:text-underline-type="none" style:text-underline-style="none" style:text-underline-width="auto" style:text-underline-color="#ffffff" fo:font-weight="bold" style:font-weight-asian="bold" style:font-weight-complex="bold" style:text-underline-mode="continuous" style:letter-kerning="true"/>
    </style:style>
    <style:style style:family="paragraph" style:name="a814">
      <style:paragraph-properties fo:line-height="9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Open Sans Light" style:font-family-complex="Arial" style:font-family-generic-complex="swiss" style:font-pitch-complex="variable" fo:font-size="0.30236in" style:font-size-asian="0.30236in" style:font-size-complex="0.30236in" fo:letter-spacing="-0.00014in" fo:language="en" fo:country="US" fo:font-style="normal" style:font-style-asian="normal" style:font-style-complex="normal" style:text-underline-type="none" style:text-underline-style="none" style:text-underline-width="auto" style:text-underline-color="#ffffff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9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draw:fill="none" draw:stroke="solid" svg:stroke-width="0.01389in" svg:stroke-color="#000000" svg:stroke-opacity="100%"/>
    </style:style>
    <style:style style:family="presentation" style:name="a3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9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27">
      <style:graphic-properties draw:fill="none" draw:stroke="solid" svg:stroke-width="0.01389in" svg:stroke-color="#000000" svg:stroke-opacity="100%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74">
      <style:graphic-properties draw:fill="none" draw:stroke="solid" svg:stroke-width="0.01389in" svg:stroke-color="#000000" svg:stroke-opacity="100%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4">
      <style:graphic-properties draw:fill="none" draw:stroke="solid" svg:stroke-width="0.01389in" svg:stroke-color="#000000" svg:stroke-opacity="100%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8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1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17">
      <style:drawing-page-properties draw:fill="bitmap" draw:fill-image-name="a616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aragraph" style:name="a841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9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620">
      <style:graphic-properties fo:wrap-option="wrap" fo:padding-top="0.05in" fo:padding-bottom="0.05in" fo:padding-left="0.1in" fo:padding-right="0.1in" draw:textarea-vertical-align="middle" draw:textarea-horizontal-align="center" draw:fill="solid" draw:fill-color="#e3e6e5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399">
      <style:drawing-page-properties draw:fill="bitmap" draw:fill-image-name="a39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5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2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5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">
      <style:drawing-page-properties draw:fill="bitmap" draw:fill-image-name="a178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44444in" style:font-size-asian="0.44444in" style:font-size-complex="0.44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2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">
      <style:graphic-properties draw:fill="none" draw:stroke="solid" svg:stroke-width="0.01389in" svg:stroke-color="#000000" svg:stroke-opacity="100%"/>
    </style:style>
    <style:style style:family="text" style:name="a4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0.75in" fo:margin-left="0.56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33333in" style:font-size-asian="0.33333in" style:font-size-complex="0.3333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Arial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83">
      <style:graphic-properties fo:wrap-option="wrap" fo:padding-top="0.05in" fo:padding-bottom="0.05in" fo:padding-left="0.1in" fo:padding-right="0.1in" draw:textarea-vertical-align="middle" draw:textarea-horizontal-align="center" draw:fill="bitmap" draw:fill-image-name="a182" style:repeat="stretch" draw:opacity="100%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90%" fo:text-align="left" style:tab-stop-distance="0.75in" fo:margin-left="0.93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4">
      <style:paragraph-properties fo:line-height="90%" fo:text-align="left" style:tab-stop-distance="0.75in" fo:margin-left="1.312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875in" style:font-size-asian="0.1875in" style:font-size-complex="0.187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90%" fo:text-align="left" style:tab-stop-distance="0.75in" fo:margin-left="1.6875in" fo:margin-right="0in" fo:text-indent="-0.1875in" fo:margin-top="0.05208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4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6">
      <style:graphic-properties draw:fill="none" draw:stroke="solid" svg:stroke-width="0.01389in" svg:stroke-color="#000000" svg:stroke-opacity="100%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90%" fo:text-align="left" style:tab-stop-distance="0.75in" fo:margin-left="0in" fo:margin-right="0in" fo:text-indent="0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0.75in" fo:margin-left="0.3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0.75in" fo:margin-left="0.7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100%" fo:text-align="left" style:tab-stop-distance="0.75in" fo:margin-left="1.12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0">
      <style:paragraph-properties fo:line-height="100%" fo:text-align="center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3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4">
      <style:drawing-page-properties draw:fill="bitmap" draw:fill-image-name="a63" style:repeat="stretch" presentation:transition-type="manual" presentation:transition-speed="slow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anchez Regular" style:font-family-generic="modern" style:font-pitch="variable" fo:font-size="0.61111in" style:font-size-asian="0.61111in" style:font-size-complex="0.61111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9167in" style:font-size-asian="0.29167in" style:font-size-complex="0.29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7">
      <style:paragraph-properties fo:line-height="9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2">
      <style:paragraph-properties fo:line-height="90%" fo:text-align="left" style:tab-stop-distance="0.75in" fo:margin-left="0.1875in" fo:margin-right="0in" fo:text-indent="-0.1875in" fo:margin-top="0.1041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draw:fill="none" draw:stroke="solid" svg:stroke-width="0.01389in" svg:stroke-color="#000000" svg:stroke-opacity="100%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complex="Arial" style:font-family-generic="swiss" style:font-family-generic-complex="swiss" style:font-pitch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0">
      <style:paragraph-properties fo:line-height="100%" fo:text-align="left" style:tab-stop-distance="0.75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100%" fo:text-align="lef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right" style:tab-stop-distance="0.7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5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5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8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0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0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504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6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7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2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5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7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9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1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1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0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3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3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7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text:list-style style:name="a7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8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5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3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1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58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94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2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7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2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6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3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16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6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3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1">
      <text:list-level-style-bullet text:level="1" text:bullet-char="Ø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Ø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Ø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Ø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Ø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Ø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Ø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Ø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Ø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406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37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4">
      <text:list-level-style-bullet text:level="1" text:bullet-char="•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409">
      <text:list-level-style-bullet text:level="1" text:bullet-char="–">
        <style:list-level-properties text:space-before="0in" text:min-label-width="0.187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375in" text:min-label-width="0.187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75in" text:min-label-width="0.187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125in" text:min-label-width="0.187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5in" text:min-label-width="0.187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625in" text:min-label-width="0.187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.0625in" text:min-label-width="0.187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625in" text:min-label-width="0.187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.0625in" text:min-label-width="0.1875in"/>
        <style:text-properties fo:font-family="Arial" style:font-family-generic="swiss" style:font-pitch="variable" fo:font-size="100%"/>
      </text:list-level-style-bullet>
    </text:list-style>
    <text:list-style style:name="a1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7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75in"/>
      </text:list-level-style-number>
      <text:list-level-style-number text:level="3" style:num-format="">
        <style:list-level-properties text:space-before="0.75in"/>
      </text:list-level-style-number>
      <text:list-level-style-number text:level="4" style:num-format="">
        <style:list-level-properties text:space-before="1.125in"/>
      </text:list-level-style-number>
      <text:list-level-style-number text:level="5" style:num-format="">
        <style:list-level-properties text:space-before="1.5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2">
      <text:list-level-style-bullet text:level="1" text:bullet-char="§">
        <style:list-level-properties text:space-before="0in" text:min-label-width="0.1875in"/>
        <style:text-properties fo:font-family="Wingdings" style:font-pitch="variable" fo:font-size="85%"/>
      </text:list-level-style-bullet>
      <text:list-level-style-bullet text:level="2" text:bullet-char="§">
        <style:list-level-properties text:space-before="0.375in" text:min-label-width="0.1875in"/>
        <style:text-properties fo:font-family="Wingdings" style:font-pitch="variable" fo:font-size="85%"/>
      </text:list-level-style-bullet>
      <text:list-level-style-bullet text:level="3" text:bullet-char="§">
        <style:list-level-properties text:space-before="0.75in" text:min-label-width="0.1875in"/>
        <style:text-properties fo:font-family="Wingdings" style:font-pitch="variable" fo:font-size="85%"/>
      </text:list-level-style-bullet>
      <text:list-level-style-bullet text:level="4" text:bullet-char="§">
        <style:list-level-properties text:space-before="1.125in" text:min-label-width="0.1875in"/>
        <style:text-properties fo:font-family="Wingdings" style:font-pitch="variable" fo:font-size="85%"/>
      </text:list-level-style-bullet>
      <text:list-level-style-bullet text:level="5" text:bullet-char="§">
        <style:list-level-properties text:space-before="1.5in" text:min-label-width="0.1875in"/>
        <style:text-properties fo:font-family="Wingdings" style:font-pitch="variable" fo:font-size="85%"/>
      </text:list-level-style-bullet>
      <text:list-level-style-bullet text:level="6" text:bullet-char="§">
        <style:list-level-properties text:space-before="2.5625in" text:min-label-width="0.1875in"/>
        <style:text-properties fo:font-family="Wingdings" style:font-pitch="variable" fo:font-size="85%"/>
      </text:list-level-style-bullet>
      <text:list-level-style-bullet text:level="7" text:bullet-char="§">
        <style:list-level-properties text:space-before="3.0625in" text:min-label-width="0.1875in"/>
        <style:text-properties fo:font-family="Wingdings" style:font-pitch="variable" fo:font-size="85%"/>
      </text:list-level-style-bullet>
      <text:list-level-style-bullet text:level="8" text:bullet-char="§">
        <style:list-level-properties text:space-before="3.5625in" text:min-label-width="0.1875in"/>
        <style:text-properties fo:font-family="Wingdings" style:font-pitch="variable" fo:font-size="85%"/>
      </text:list-level-style-bullet>
      <text:list-level-style-bullet text:level="9" text:bullet-char="§">
        <style:list-level-properties text:space-before="4.0625in" text:min-label-width="0.1875in"/>
        <style:text-properties fo:font-family="Wingdings" style:font-pitch="variable" fo:font-size="85%"/>
      </text:list-level-style-bullet>
    </text:list-style>
    <text:list-style style:name="a568">
      <text:list-level-style-bullet text:level="1" text:bullet-char="o">
        <style:list-level-properties text:space-before="0in" text:min-label-width="0.1875in"/>
        <style:text-properties fo:font-family="Courier New" style:font-family-generic="modern" style:font-pitch="fixed" fo:font-size="100%"/>
      </text:list-level-style-bullet>
      <text:list-level-style-bullet text:level="2" text:bullet-char="o">
        <style:list-level-properties text:space-before="0.375in" text:min-label-width="0.1875in"/>
        <style:text-properties fo:font-family="Courier New" style:font-family-generic="modern" style:font-pitch="fixed" fo:font-size="100%"/>
      </text:list-level-style-bullet>
      <text:list-level-style-bullet text:level="3" text:bullet-char="o">
        <style:list-level-properties text:space-before="0.75in" text:min-label-width="0.1875in"/>
        <style:text-properties fo:font-family="Courier New" style:font-family-generic="modern" style:font-pitch="fixed" fo:font-size="100%"/>
      </text:list-level-style-bullet>
      <text:list-level-style-bullet text:level="4" text:bullet-char="o">
        <style:list-level-properties text:space-before="1.125in" text:min-label-width="0.1875in"/>
        <style:text-properties fo:font-family="Courier New" style:font-family-generic="modern" style:font-pitch="fixed" fo:font-size="100%"/>
      </text:list-level-style-bullet>
      <text:list-level-style-bullet text:level="5" text:bullet-char="o">
        <style:list-level-properties text:space-before="1.5in" text:min-label-width="0.1875in"/>
        <style:text-properties fo:font-family="Courier New" style:font-family-generic="modern" style:font-pitch="fixed" fo:font-size="100%"/>
      </text:list-level-style-bullet>
      <text:list-level-style-bullet text:level="6" text:bullet-char="o">
        <style:list-level-properties text:space-before="2.5625in" text:min-label-width="0.1875in"/>
        <style:text-properties fo:font-family="Courier New" style:font-family-generic="modern" style:font-pitch="fixed" fo:font-size="100%"/>
      </text:list-level-style-bullet>
      <text:list-level-style-bullet text:level="7" text:bullet-char="o">
        <style:list-level-properties text:space-before="3.0625in" text:min-label-width="0.1875in"/>
        <style:text-properties fo:font-family="Courier New" style:font-family-generic="modern" style:font-pitch="fixed" fo:font-size="100%"/>
      </text:list-level-style-bullet>
      <text:list-level-style-bullet text:level="8" text:bullet-char="o">
        <style:list-level-properties text:space-before="3.5625in" text:min-label-width="0.1875in"/>
        <style:text-properties fo:font-family="Courier New" style:font-family-generic="modern" style:font-pitch="fixed" fo:font-size="100%"/>
      </text:list-level-style-bullet>
      <text:list-level-style-bullet text:level="9" text:bullet-char="o">
        <style:list-level-properties text:space-before="4.0625in" text:min-label-width="0.1875in"/>
        <style:text-properties fo:font-family="Courier New" style:font-family-generic="modern" style:font-pitch="fixed" fo:font-size="100%"/>
      </text:list-level-style-bullet>
    </text:list-style>
    <number:date-style xmlns:number="urn:oasis:names:tc:opendocument:xmlns:datastyle:1.0" style:name="a7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2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0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3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3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5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9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8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2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7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4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20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University-of-Bristol-(Main-URL)" style:page-layout-name="pageLayout1" draw:style-name="a0">
      <draw:frame draw:id="id0" presentation:style-name="a4" draw:name="Title Placeholder 1" svg:x="0.40551in" svg:y="0.29948in" svg:width="9.18898in" svg:height="1.08724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1" draw:name="Text Placeholder 2" svg:x="0.40551in" svg:y="1.4974in" svg:width="9.18898in" svg:height="3.16592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Click to 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">
            <text:list-item>
              <text:list text:style-name="a20">
                <text:list-item>
                  <text:list text:style-name="a20">
                    <text:list-item>
                      <text:list text:style-name="a20">
                        <text:list-item>
                          <text:list text:style-name="a20">
                            <text:list-item>
                              <text:p text:style-name="a19" text:class-names="" text:cond-style-name=""><text:span text:style-name="a17" text:class-names="">Fifth level</text:span><text:span text:style-name="a1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Date Placeholder 3" svg:x="0.40551in" svg:y="4.76935in" svg:width="2.25in" svg:height="0.29948in" presentation:class="date-time" presentation:placeholder="false">
        <draw:text-box>
          <text:p text:style-name="a24" text:class-names="" text:cond-style-name=""><text:span text:style-name="a22" text:class-names=""><text:date text:fixed="false" style:data-style-name="a23">10/02/2021</text:date></text:span></text:p>
        </draw:text-box>
        <svg:title/>
        <svg:desc/>
      </draw:frame>
      <draw:frame draw:id="id3" presentation:style-name="a28" draw:name="Footer Placeholder 4" svg:x="7.34449in" svg:y="4.76935in" svg:width="2.25in" svg:height="0.29948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1" draw:name="Slide Number Placeholder 5" svg:x="4.72619in" svg:y="5.21837in" svg:width="0.59055in" svg:height="0.29948in" presentation:class="page-number" presentation:placeholder="false">
        <draw:text-box>
          <text:p text:style-name="a30" text:class-names="" text:cond-style-name=""><text:span text:style-name="a29" text:class-names=""><text:page-number style:num-format="1" text:fixed="false"/></text:span></text:p>
        </draw:text-box>
        <svg:title/>
        <svg:desc/>
      </draw:frame>
      <presentation:notes style:page-layout-name="pageLayout2" draw:style-name="a62">
        <draw:frame draw:id="id5" presentation:style-name="a34" draw:name="Header Placeholder 1" svg:x="0in" svg:y="0in" svg:width="3.25in" svg:height="0.50174in" presentation:class="header" presentation:placeholder="false">
          <draw:text-box>
            <text:p text:style-name="a33" text:class-names="" text:cond-style-name=""><text:span text:style-name="a32" text:class-names=""/></text:p>
          </draw:text-box>
          <svg:title/>
          <svg:desc/>
        </draw:frame>
        <draw:frame draw:id="id6" presentation:style-name="a38" draw:name="Date Placeholder 2" svg:x="4.24826in" svg:y="0in" svg:width="3.25in" svg:height="0.50174in" presentation:class="date-time" presentation:placeholder="false">
          <draw:text-box>
            <text:p text:style-name="a37" text:class-names="" text:cond-style-name=""><text:span text:style-name="a35" text:class-names=""><text:date text:fixed="false" style:data-style-name="a3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9" draw:name="Slide Image Placeholder 3">
          <svg:title/>
          <svg:desc/>
        </draw:page-thumbnail>
        <draw:frame draw:id="id8" presentation:style-name="a55" draw:name="Notes Placeholder 4" svg:x="0.75in" svg:y="4.8125in" svg:width="6in" svg:height="3.9375in" presentation:class="notes" presentation:placeholder="false">
          <draw:text-box>
            <text:p text:style-name="a41" text:class-names="" text:cond-style-name=""><text:span text:style-name="a40" text:class-names="">Edit Master text styles</text:span></text:p>
            <text:list text:style-name="a44">
              <text:list-item>
                <text:list text:style-name="a44">
                  <text:list-item>
                    <text:p text:style-name="a43" text:class-names="" text:cond-style-name=""><text:span text:style-name="a42" text:class-names="">Second level</text:span></text:p>
                  </text:list-item>
                </text:list>
              </text:list-item>
            </text:list>
            <text:list text:style-name="a47">
              <text:list-item>
                <text:list text:style-name="a47">
                  <text:list-item>
                    <text:list text:style-name="a47">
                      <text:list-item>
                        <text:p text:style-name="a46" text:class-names="" text:cond-style-name=""><text:span text:style-name="a4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list text:style-name="a50">
                          <text:list-item>
                            <text:p text:style-name="a49" text:class-names="" text:cond-style-name=""><text:span text:style-name="a4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">
              <text:list-item>
                <text:list text:style-name="a54">
                  <text:list-item>
                    <text:list text:style-name="a54">
                      <text:list-item>
                        <text:list text:style-name="a54">
                          <text:list-item>
                            <text:list text:style-name="a54">
                              <text:list-item>
                                <text:p text:style-name="a53" text:class-names="" text:cond-style-name=""><text:span text:style-name="a51" text:class-names="">Fifth level</text:span><text:span text:style-name="a5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8" draw:name="Footer Placeholder 5" svg:x="0in" svg:y="9.49826in" svg:width="3.25in" svg:height="0.50174in" presentation:class="footer" presentation:placeholder="false">
          <draw:text-box>
            <text:p text:style-name="a57" text:class-names="" text:cond-style-name=""><text:span text:style-name="a56" text:class-names=""/></text:p>
          </draw:text-box>
          <svg:title/>
          <svg:desc/>
        </draw:frame>
        <draw:frame draw:id="id10" presentation:style-name="a61" draw:name="Slide Number Placeholder 6" svg:x="4.24826in" svg:y="9.49826in" svg:width="3.25in" svg:height="0.50174in" presentation:class="page-number" presentation:placeholder="false">
          <draw:text-box>
            <text:p text:style-name="a60" text:class-names="" text:cond-style-name=""><text:span text:style-name="a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cust-Title-Slide-White-and-Colour" style:page-layout-name="pageLayout1" draw:style-name="a64">
      <draw:frame draw:id="id11" presentation:style-name="a68" draw:name="Title 1" svg:x="0.40551in" svg:y="1.74803in" svg:width="5.75197in" svg:height="1.20472in" presentation:class="title" presentation:placeholder="false">
        <draw:text-box>
          <text:p text:style-name="a67" text:class-names="" text:cond-style-name=""><text:span text:style-name="a65" text:class-names="">Click to edit Master title style</text:span><text:span text:style-name="a66" text:class-names=""/></text:p>
        </draw:text-box>
        <svg:title/>
        <svg:desc/>
      </draw:frame>
      <draw:frame draw:id="id12" presentation:style-name="a72" draw:name="Subtitle 2" svg:x="0.40551in" svg:y="2.95443in" svg:width="5.75197in" svg:height="1.43701in" presentation:class="subtitle" presentation:placeholder="false">
        <draw:text-box>
          <text:p text:style-name="a71" text:class-names="" text:cond-style-name=""><text:span text:style-name="a69" text:class-names="">Click to edit Master subtitle style</text:span><text:span text:style-name="a70" text:class-names=""/></text:p>
        </draw:text-box>
        <svg:title/>
        <svg:desc/>
      </draw:frame>
      <draw:frame draw:id="id13" presentation:style-name="a76" draw:name="Date Placeholder 3" svg:x="0.40551in" svg:y="4.76935in" svg:width="2.25in" svg:height="0.29948in" presentation:class="date-time" presentation:placeholder="false">
        <draw:text-box>
          <text:p text:style-name="a75" text:class-names="" text:cond-style-name=""><text:span text:style-name="a73" text:class-names=""><text:date text:fixed="false" style:data-style-name="a74">10/02/2021</text:date></text:span></text:p>
        </draw:text-box>
        <svg:title/>
        <svg:desc/>
      </draw:frame>
      <draw:frame draw:id="id14" presentation:style-name="a79" draw:name="Footer Placeholder 4" svg:x="7.34449in" svg:y="4.76935in" svg:width="2.25in" svg:height="0.29948in" presentation:class="footer" presentation:placeholder="false">
        <draw:text-box>
          <text:p text:style-name="a78" text:class-names="" text:cond-style-name=""><text:span text:style-name="a77" text:class-names=""/></text:p>
        </draw:text-box>
        <svg:title/>
        <svg:desc/>
      </draw:frame>
      <draw:frame draw:id="id15" presentation:style-name="a82" draw:name="Slide Number Placeholder 5" svg:x="4.72619in" svg:y="5.21837in" svg:width="0.59055in" svg:height="0.29948in" presentation:class="page-number" presentation:placeholder="false">
        <draw:text-box>
          <text:p text:style-name="a81" text:class-names="" text:cond-style-name=""><text:span text:style-name="a80" text:class-names=""><text:page-number style:num-format="1" text:fixed="false"/></text:span></text:p>
        </draw:text-box>
        <svg:title/>
        <svg:desc/>
      </draw:frame>
      <presentation:notes style:page-layout-name="pageLayout2" draw:style-name="a113">
        <draw:frame draw:id="id5" presentation:style-name="a85" draw:name="Header Placeholder 1" svg:x="0in" svg:y="0in" svg:width="3.25in" svg:height="0.50174in" presentation:class="header" presentation:placeholder="false">
          <draw:text-box>
            <text:p text:style-name="a84" text:class-names="" text:cond-style-name=""><text:span text:style-name="a83" text:class-names=""/></text:p>
          </draw:text-box>
          <svg:title/>
          <svg:desc/>
        </draw:frame>
        <draw:frame draw:id="id6" presentation:style-name="a89" draw:name="Date Placeholder 2" svg:x="4.24826in" svg:y="0in" svg:width="3.25in" svg:height="0.50174in" presentation:class="date-time" presentation:placeholder="false">
          <draw:text-box>
            <text:p text:style-name="a88" text:class-names="" text:cond-style-name=""><text:span text:style-name="a86" text:class-names=""><text:date text:fixed="false" style:data-style-name="a87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90" draw:name="Slide Image Placeholder 3">
          <svg:title/>
          <svg:desc/>
        </draw:page-thumbnail>
        <draw:frame draw:id="id8" presentation:style-name="a106" draw:name="Notes Placeholder 4" svg:x="0.75in" svg:y="4.8125in" svg:width="6in" svg:height="3.9375in" presentation:class="notes" presentation:placeholder="false">
          <draw:text-box>
            <text:p text:style-name="a92" text:class-names="" text:cond-style-name=""><text:span text:style-name="a91" text:class-names="">Edit Master text styles</text:span></text:p>
            <text:list text:style-name="a95">
              <text:list-item>
                <text:list text:style-name="a95">
                  <text:list-item>
                    <text:p text:style-name="a94" text:class-names="" text:cond-style-name=""><text:span text:style-name="a93" text:class-names="">Second level</text:span></text:p>
                  </text:list-item>
                </text:list>
              </text:list-item>
            </text:list>
            <text:list text:style-name="a98">
              <text:list-item>
                <text:list text:style-name="a98">
                  <text:list-item>
                    <text:list text:style-name="a98">
                      <text:list-item>
                        <text:p text:style-name="a97" text:class-names="" text:cond-style-name=""><text:span text:style-name="a9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01">
              <text:list-item>
                <text:list text:style-name="a101">
                  <text:list-item>
                    <text:list text:style-name="a101">
                      <text:list-item>
                        <text:list text:style-name="a101">
                          <text:list-item>
                            <text:p text:style-name="a100" text:class-names="" text:cond-style-name=""><text:span text:style-name="a9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list text:style-name="a105">
                              <text:list-item>
                                <text:p text:style-name="a104" text:class-names="" text:cond-style-name=""><text:span text:style-name="a102" text:class-names="">Fifth level</text:span><text:span text:style-name="a10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09" draw:name="Footer Placeholder 5" svg:x="0in" svg:y="9.49826in" svg:width="3.25in" svg:height="0.50174in" presentation:class="footer" presentation:placeholder="false">
          <draw:text-box>
            <text:p text:style-name="a108" text:class-names="" text:cond-style-name=""><text:span text:style-name="a107" text:class-names=""/></text:p>
          </draw:text-box>
          <svg:title/>
          <svg:desc/>
        </draw:frame>
        <draw:frame draw:id="id10" presentation:style-name="a112" draw:name="Slide Number Placeholder 6" svg:x="4.24826in" svg:y="9.49826in" svg:width="3.25in" svg:height="0.50174in" presentation:class="page-number" presentation:placeholder="false">
          <draw:text-box>
            <text:p text:style-name="a111" text:class-names="" text:cond-style-name=""><text:span text:style-name="a11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15">
      <draw:frame draw:id="id16" presentation:style-name="a119" draw:name="Title 1" svg:x="0.40551in" svg:y="0.29948in" svg:width="9.18898in" svg:height="1.08724in" presentation:class="title" presentation:placeholder="false">
        <draw:text-box>
          <text:p text:style-name="a118" text:class-names="" text:cond-style-name=""><text:span text:style-name="a116" text:class-names="">Click to edit Master title style</text:span><text:span text:style-name="a117" text:class-names=""/></text:p>
        </draw:text-box>
        <svg:title/>
        <svg:desc/>
      </draw:frame>
      <draw:frame draw:id="id17" presentation:style-name="a136" draw:name="Content Placeholder 2" svg:x="0.40551in" svg:y="1.4974in" svg:width="9.18898in" svg:height="3.15885in" presentation:class="object" presentation:placeholder="false">
        <draw:text-box>
          <text:list text:style-name="a122">
            <text:list-item>
              <text:p text:style-name="a121" text:class-names="" text:cond-style-name=""><text:span text:style-name="a120" text:class-names="">Click to edit Master text styles</text:span></text:p>
            </text:list-item>
          </text:list>
          <text:list text:style-name="a125">
            <text:list-item>
              <text:list text:style-name="a125">
                <text:list-item>
                  <text:p text:style-name="a124" text:class-names="" text:cond-style-name=""><text:span text:style-name="a123" text:class-names="">Second level</text:span></text:p>
                </text:list-item>
              </text:list>
            </text:list-item>
          </text:list>
          <text:list text:style-name="a128">
            <text:list-item>
              <text:list text:style-name="a128">
                <text:list-item>
                  <text:list text:style-name="a128">
                    <text:list-item>
                      <text:p text:style-name="a127" text:class-names="" text:cond-style-name=""><text:span text:style-name="a126" text:class-names="">Third level</text:span></text:p>
                    </text:list-item>
                  </text:list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list text:style-name="a131">
                        <text:list-item>
                          <text:p text:style-name="a130" text:class-names="" text:cond-style-name=""><text:span text:style-name="a12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list text:style-name="a135">
                            <text:list-item>
                              <text:p text:style-name="a134" text:class-names="" text:cond-style-name=""><text:span text:style-name="a132" text:class-names="">Fifth level</text:span><text:span text:style-name="a133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0" draw:name="Date Placeholder 3" svg:x="0.40551in" svg:y="4.76935in" svg:width="2.25in" svg:height="0.29948in" presentation:class="date-time" presentation:placeholder="false">
        <draw:text-box>
          <text:p text:style-name="a139" text:class-names="" text:cond-style-name=""><text:span text:style-name="a137" text:class-names=""><text:date text:fixed="false" style:data-style-name="a138">10/02/2021</text:date></text:span></text:p>
        </draw:text-box>
        <svg:title/>
        <svg:desc/>
      </draw:frame>
      <draw:frame draw:id="id19" presentation:style-name="a143" draw:name="Footer Placeholder 4" svg:x="7.34449in" svg:y="4.76935in" svg:width="2.25in" svg:height="0.29948in" presentation:class="footer" presentation:placeholder="false">
        <draw:text-box>
          <text:p text:style-name="a142" text:class-names="" text:cond-style-name=""><text:span text:style-name="a141" text:class-names=""/></text:p>
        </draw:text-box>
        <svg:title/>
        <svg:desc/>
      </draw:frame>
      <draw:frame draw:id="id20" presentation:style-name="a146" draw:name="Slide Number Placeholder 5" svg:x="4.72619in" svg:y="5.21837in" svg:width="0.59055in" svg:height="0.29948in" presentation:class="page-number" presentation:placeholder="false">
        <draw:text-box>
          <text:p text:style-name="a145" text:class-names="" text:cond-style-name=""><text:span text:style-name="a144" text:class-names=""><text:page-number style:num-format="1" text:fixed="false"/></text:span></text:p>
        </draw:text-box>
        <svg:title/>
        <svg:desc/>
      </draw:frame>
      <presentation:notes style:page-layout-name="pageLayout2" draw:style-name="a177">
        <draw:frame draw:id="id5" presentation:style-name="a149" draw:name="Header Placeholder 1" svg:x="0in" svg:y="0in" svg:width="3.25in" svg:height="0.50174in" presentation:class="header" presentation:placeholder="false">
          <draw:text-box>
            <text:p text:style-name="a148" text:class-names="" text:cond-style-name=""><text:span text:style-name="a147" text:class-names=""/></text:p>
          </draw:text-box>
          <svg:title/>
          <svg:desc/>
        </draw:frame>
        <draw:frame draw:id="id6" presentation:style-name="a153" draw:name="Date Placeholder 2" svg:x="4.24826in" svg:y="0in" svg:width="3.25in" svg:height="0.50174in" presentation:class="date-time" presentation:placeholder="false">
          <draw:text-box>
            <text:p text:style-name="a152" text:class-names="" text:cond-style-name=""><text:span text:style-name="a150" text:class-names=""><text:date text:fixed="false" style:data-style-name="a15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154" draw:name="Slide Image Placeholder 3">
          <svg:title/>
          <svg:desc/>
        </draw:page-thumbnail>
        <draw:frame draw:id="id8" presentation:style-name="a170" draw:name="Notes Placeholder 4" svg:x="0.75in" svg:y="4.8125in" svg:width="6in" svg:height="3.9375in" presentation:class="notes" presentation:placeholder="false">
          <draw:text-box>
            <text:p text:style-name="a156" text:class-names="" text:cond-style-name=""><text:span text:style-name="a155" text:class-names="">Edit Master text styles</text:span></text:p>
            <text:list text:style-name="a159">
              <text:list-item>
                <text:list text:style-name="a159">
                  <text:list-item>
                    <text:p text:style-name="a158" text:class-names="" text:cond-style-name=""><text:span text:style-name="a157" text:class-names="">Second level</text:span></text:p>
                  </text:list-item>
                </text:list>
              </text:list-item>
            </text:list>
            <text:list text:style-name="a162">
              <text:list-item>
                <text:list text:style-name="a162">
                  <text:list-item>
                    <text:list text:style-name="a162">
                      <text:list-item>
                        <text:p text:style-name="a161" text:class-names="" text:cond-style-name=""><text:span text:style-name="a16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65">
              <text:list-item>
                <text:list text:style-name="a165">
                  <text:list-item>
                    <text:list text:style-name="a165">
                      <text:list-item>
                        <text:list text:style-name="a165">
                          <text:list-item>
                            <text:p text:style-name="a164" text:class-names="" text:cond-style-name=""><text:span text:style-name="a16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9">
              <text:list-item>
                <text:list text:style-name="a169">
                  <text:list-item>
                    <text:list text:style-name="a169">
                      <text:list-item>
                        <text:list text:style-name="a169">
                          <text:list-item>
                            <text:list text:style-name="a169">
                              <text:list-item>
                                <text:p text:style-name="a168" text:class-names="" text:cond-style-name=""><text:span text:style-name="a166" text:class-names="">Fifth level</text:span><text:span text:style-name="a16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3" draw:name="Footer Placeholder 5" svg:x="0in" svg:y="9.49826in" svg:width="3.25in" svg:height="0.50174in" presentation:class="footer" presentation:placeholder="false">
          <draw:text-box>
            <text:p text:style-name="a172" text:class-names="" text:cond-style-name=""><text:span text:style-name="a171" text:class-names=""/></text:p>
          </draw:text-box>
          <svg:title/>
          <svg:desc/>
        </draw:frame>
        <draw:frame draw:id="id10" presentation:style-name="a176" draw:name="Slide Number Placeholder 6" svg:x="4.24826in" svg:y="9.49826in" svg:width="3.25in" svg:height="0.50174in" presentation:class="page-number" presentation:placeholder="false">
          <draw:text-box>
            <text:p text:style-name="a175" text:class-names="" text:cond-style-name=""><text:span text:style-name="a17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cust-Title-Slide-White-and-Image" style:page-layout-name="pageLayout1" draw:style-name="a179">
      <draw:custom-shape svg:x="6.24306in" svg:y="-0.00347in" svg:width="3.75694in" svg:height="5.62847in" draw:id="id21" draw:style-name="a183" draw:name="Rectangle 7">
        <svg:title/>
        <svg:desc/>
        <text:p text:style-name="a181" text:class-names="" text:cond-style-name=""><text:span text:style-name="a18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22" presentation:style-name="a187" draw:name="Title 1" svg:x="0.40551in" svg:y="1.74803in" svg:width="5.75197in" svg:height="1.20472in" presentation:class="title" presentation:placeholder="false">
        <draw:text-box>
          <text:p text:style-name="a186" text:class-names="" text:cond-style-name=""><text:span text:style-name="a184" text:class-names="">Click to edit Master title style</text:span><text:span text:style-name="a185" text:class-names=""/></text:p>
        </draw:text-box>
        <svg:title/>
        <svg:desc/>
      </draw:frame>
      <draw:frame draw:id="id23" presentation:style-name="a191" draw:name="Subtitle 2" svg:x="0.40551in" svg:y="2.95443in" svg:width="5.75197in" svg:height="1.43701in" presentation:class="subtitle" presentation:placeholder="false">
        <draw:text-box>
          <text:p text:style-name="a190" text:class-names="" text:cond-style-name=""><text:span text:style-name="a188" text:class-names="">Click to edit Master subtitle style</text:span><text:span text:style-name="a189" text:class-names=""/></text:p>
        </draw:text-box>
        <svg:title/>
        <svg:desc/>
      </draw:frame>
      <draw:frame draw:id="id24" presentation:style-name="a195" draw:name="Date Placeholder 3" svg:x="0.40551in" svg:y="4.76935in" svg:width="2.25in" svg:height="0.29948in" presentation:class="date-time" presentation:placeholder="false">
        <draw:text-box>
          <text:p text:style-name="a194" text:class-names="" text:cond-style-name=""><text:span text:style-name="a192" text:class-names=""><text:date text:fixed="false" style:data-style-name="a193">10/02/2021</text:date></text:span></text:p>
        </draw:text-box>
        <svg:title/>
        <svg:desc/>
      </draw:frame>
      <draw:frame draw:id="id25" presentation:style-name="a198" draw:name="Footer Placeholder 4" svg:x="7.34449in" svg:y="4.76935in" svg:width="2.25in" svg:height="0.29948in" presentation:class="footer" presentation:placeholder="false">
        <draw:text-box>
          <text:p text:style-name="a197" text:class-names="" text:cond-style-name=""><text:span text:style-name="a196" text:class-names=""/></text:p>
        </draw:text-box>
        <svg:title/>
        <svg:desc/>
      </draw:frame>
      <draw:frame draw:id="id26" presentation:style-name="a201" draw:name="Slide Number Placeholder 5" svg:x="4.72619in" svg:y="5.21837in" svg:width="0.59055in" svg:height="0.29948in" presentation:class="page-number" presentation:placeholder="false">
        <draw:text-box>
          <text:p text:style-name="a200" text:class-names="" text:cond-style-name=""><text:span text:style-name="a199" text:class-names=""><text:page-number style:num-format="1" text:fixed="false"/></text:span></text:p>
        </draw:text-box>
        <svg:title/>
        <svg:desc/>
      </draw:frame>
      <presentation:notes style:page-layout-name="pageLayout2" draw:style-name="a232">
        <draw:frame draw:id="id5" presentation:style-name="a204" draw:name="Header Placeholder 1" svg:x="0in" svg:y="0in" svg:width="3.25in" svg:height="0.50174in" presentation:class="head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6" presentation:style-name="a208" draw:name="Date Placeholder 2" svg:x="4.24826in" svg:y="0in" svg:width="3.25in" svg:height="0.50174in" presentation:class="date-time" presentation:placeholder="false">
          <draw:text-box>
            <text:p text:style-name="a207" text:class-names="" text:cond-style-name=""><text:span text:style-name="a205" text:class-names=""><text:date text:fixed="false" style:data-style-name="a20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09" draw:name="Slide Image Placeholder 3">
          <svg:title/>
          <svg:desc/>
        </draw:page-thumbnail>
        <draw:frame draw:id="id8" presentation:style-name="a225" draw:name="Notes Placeholder 4" svg:x="0.75in" svg:y="4.8125in" svg:width="6in" svg:height="3.9375in" presentation:class="notes" presentation:placeholder="false">
          <draw:text-box>
            <text:p text:style-name="a211" text:class-names="" text:cond-style-name=""><text:span text:style-name="a210" text:class-names="">Edit Master text styles</text:span></text:p>
            <text:list text:style-name="a214">
              <text:list-item>
                <text:list text:style-name="a214">
                  <text:list-item>
                    <text:p text:style-name="a213" text:class-names="" text:cond-style-name=""><text:span text:style-name="a212" text:class-names="">Second level</text:span></text:p>
                  </text:list-item>
                </text:list>
              </text:list-item>
            </text:list>
            <text:list text:style-name="a217">
              <text:list-item>
                <text:list text:style-name="a217">
                  <text:list-item>
                    <text:list text:style-name="a217">
                      <text:list-item>
                        <text:p text:style-name="a216" text:class-names="" text:cond-style-name=""><text:span text:style-name="a21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20">
              <text:list-item>
                <text:list text:style-name="a220">
                  <text:list-item>
                    <text:list text:style-name="a220">
                      <text:list-item>
                        <text:list text:style-name="a220">
                          <text:list-item>
                            <text:p text:style-name="a219" text:class-names="" text:cond-style-name=""><text:span text:style-name="a21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4">
              <text:list-item>
                <text:list text:style-name="a224">
                  <text:list-item>
                    <text:list text:style-name="a224">
                      <text:list-item>
                        <text:list text:style-name="a224">
                          <text:list-item>
                            <text:list text:style-name="a224">
                              <text:list-item>
                                <text:p text:style-name="a223" text:class-names="" text:cond-style-name=""><text:span text:style-name="a221" text:class-names="">Fifth level</text:span><text:span text:style-name="a22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28" draw:name="Footer Placeholder 5" svg:x="0in" svg:y="9.49826in" svg:width="3.25in" svg:height="0.50174in" presentation:class="footer" presentation:placeholder="false">
          <draw:text-box>
            <text:p text:style-name="a227" text:class-names="" text:cond-style-name=""><text:span text:style-name="a226" text:class-names=""/></text:p>
          </draw:text-box>
          <svg:title/>
          <svg:desc/>
        </draw:frame>
        <draw:frame draw:id="id10" presentation:style-name="a231" draw:name="Slide Number Placeholder 6" svg:x="4.24826in" svg:y="9.49826in" svg:width="3.25in" svg:height="0.50174in" presentation:class="page-number" presentation:placeholder="false">
          <draw:text-box>
            <text:p text:style-name="a230" text:class-names="" text:cond-style-name=""><text:span text:style-name="a22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cust-Title-Slide-White-(Insert-Image)" style:page-layout-name="pageLayout1" draw:style-name="a234">
      <draw:frame draw:id="id27" presentation:style-name="a238" draw:name="Title 1" svg:x="0.40551in" svg:y="1.74803in" svg:width="5.75197in" svg:height="1.20472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28" presentation:style-name="a242" draw:name="Subtitle 2" svg:x="0.40551in" svg:y="2.95443in" svg:width="5.75197in" svg:height="1.43701in" presentation:class="subtitle" presentation:placeholder="false">
        <draw:text-box>
          <text:p text:style-name="a241" text:class-names="" text:cond-style-name=""><text:span text:style-name="a239" text:class-names="">Click to edit Master subtitle style</text:span><text:span text:style-name="a240" text:class-names=""/></text:p>
        </draw:text-box>
        <svg:title/>
        <svg:desc/>
      </draw:frame>
      <draw:frame draw:id="id29" presentation:style-name="a246" draw:name="Date Placeholder 3" svg:x="0.40551in" svg:y="4.76935in" svg:width="2.25in" svg:height="0.29948in" presentation:class="date-time" presentation:placeholder="false">
        <draw:text-box>
          <text:p text:style-name="a245" text:class-names="" text:cond-style-name=""><text:span text:style-name="a243" text:class-names=""><text:date text:fixed="false" style:data-style-name="a244">10/02/2021</text:date></text:span></text:p>
        </draw:text-box>
        <svg:title/>
        <svg:desc/>
      </draw:frame>
      <draw:frame draw:id="id30" presentation:style-name="a249" draw:name="Footer Placeholder 4" svg:x="7.34449in" svg:y="4.76935in" svg:width="2.25in" svg:height="0.29948in" presentation:class="footer" presentation:placeholder="false">
        <draw:text-box>
          <text:p text:style-name="a248" text:class-names="" text:cond-style-name=""><text:span text:style-name="a247" text:class-names=""/></text:p>
        </draw:text-box>
        <svg:title/>
        <svg:desc/>
      </draw:frame>
      <draw:frame draw:id="id31" presentation:style-name="a252" draw:name="Slide Number Placeholder 5" svg:x="4.72619in" svg:y="5.21837in" svg:width="0.59055in" svg:height="0.29948in" presentation:class="page-number" presentation:placeholder="false">
        <draw:text-box>
          <text:p text:style-name="a251" text:class-names="" text:cond-style-name=""><text:span text:style-name="a250" text:class-names=""><text:page-number style:num-format="1" text:fixed="false"/></text:span></text:p>
        </draw:text-box>
        <svg:title/>
        <svg:desc/>
      </draw:frame>
      <draw:frame draw:id="id32" presentation:style-name="a256" draw:name="Picture Placeholder 8" svg:x="6.2143in" svg:y="0in" svg:width="3.7857in" svg:height="5.62539in" presentation:class="graphic" presentation:placeholder="false">
        <draw:text-box>
          <text:list text:style-name="a255">
            <text:list-item>
              <text:p text:style-name="a254" text:class-names="" text:cond-style-name=""><text:span text:style-name="a25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287">
        <draw:frame draw:id="id5" presentation:style-name="a259" draw:name="Header Placeholder 1" svg:x="0in" svg:y="0in" svg:width="3.25in" svg:height="0.50174in" presentation:class="header" presentation:placeholder="false">
          <draw:text-box>
            <text:p text:style-name="a258" text:class-names="" text:cond-style-name=""><text:span text:style-name="a257" text:class-names=""/></text:p>
          </draw:text-box>
          <svg:title/>
          <svg:desc/>
        </draw:frame>
        <draw:frame draw:id="id6" presentation:style-name="a263" draw:name="Date Placeholder 2" svg:x="4.24826in" svg:y="0in" svg:width="3.25in" svg:height="0.50174in" presentation:class="date-time" presentation:placeholder="false">
          <draw:text-box>
            <text:p text:style-name="a262" text:class-names="" text:cond-style-name=""><text:span text:style-name="a260" text:class-names=""><text:date text:fixed="false" style:data-style-name="a26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264" draw:name="Slide Image Placeholder 3">
          <svg:title/>
          <svg:desc/>
        </draw:page-thumbnail>
        <draw:frame draw:id="id8" presentation:style-name="a280" draw:name="Notes Placeholder 4" svg:x="0.75in" svg:y="4.8125in" svg:width="6in" svg:height="3.9375in" presentation:class="notes" presentation:placeholder="false">
          <draw:text-box>
            <text:p text:style-name="a266" text:class-names="" text:cond-style-name=""><text:span text:style-name="a265" text:class-names="">Edit Master text styles</text:span></text:p>
            <text:list text:style-name="a269">
              <text:list-item>
                <text:list text:style-name="a269">
                  <text:list-item>
                    <text:p text:style-name="a268" text:class-names="" text:cond-style-name=""><text:span text:style-name="a267" text:class-names="">Second level</text:span></text:p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p text:style-name="a271" text:class-names="" text:cond-style-name=""><text:span text:style-name="a27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75">
              <text:list-item>
                <text:list text:style-name="a275">
                  <text:list-item>
                    <text:list text:style-name="a275">
                      <text:list-item>
                        <text:list text:style-name="a275">
                          <text:list-item>
                            <text:p text:style-name="a274" text:class-names="" text:cond-style-name=""><text:span text:style-name="a27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9">
              <text:list-item>
                <text:list text:style-name="a279">
                  <text:list-item>
                    <text:list text:style-name="a279">
                      <text:list-item>
                        <text:list text:style-name="a279">
                          <text:list-item>
                            <text:list text:style-name="a279">
                              <text:list-item>
                                <text:p text:style-name="a278" text:class-names="" text:cond-style-name=""><text:span text:style-name="a276" text:class-names="">Fifth level</text:span><text:span text:style-name="a27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83" draw:name="Footer Placeholder 5" svg:x="0in" svg:y="9.49826in" svg:width="3.25in" svg:height="0.50174in" presentation:class="footer" presentation:placeholder="false">
          <draw:text-box>
            <text:p text:style-name="a282" text:class-names="" text:cond-style-name=""><text:span text:style-name="a281" text:class-names=""/></text:p>
          </draw:text-box>
          <svg:title/>
          <svg:desc/>
        </draw:frame>
        <draw:frame draw:id="id10" presentation:style-name="a286" draw:name="Slide Number Placeholder 6" svg:x="4.24826in" svg:y="9.49826in" svg:width="3.25in" svg:height="0.50174in" presentation:class="page-number" presentation:placeholder="false">
          <draw:text-box>
            <text:p text:style-name="a285" text:class-names="" text:cond-style-name=""><text:span text:style-name="a28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cust-Title-Slide-Colour-and-Image" style:page-layout-name="pageLayout1" draw:style-name="a289">
      <draw:custom-shape svg:x="6.24306in" svg:y="-0.00347in" svg:width="3.75694in" svg:height="5.62847in" draw:id="id33" draw:style-name="a293" draw:name="Rectangle 7">
        <svg:title/>
        <svg:desc/>
        <text:p text:style-name="a291" text:class-names="" text:cond-style-name=""><text:span text:style-name="a290" text:class-names=""/></text:p>
        <draw:enhanced-geometry xmlns:dr3d="urn:oasis:names:tc:opendocument:xmlns:dr3d:1.0" draw:type="non-primitive" svg:viewBox="0 0 3435350 5146675" draw:enhanced-path="M ?f3 ?f0 L ?f1 ?f4 ?f1 ?f2 ?f0 ?f2 ?f3 ?f0 Z N" draw:text-areas="?f21 ?f23 ?f22 ?f24" draw:glue-points="?f25 ?f26 ?f27 ?f28 ?f27 ?f29 ?f30 ?f29 ?f25 ?f26" draw:glue-point-leaving-directions="-90, -90, -90, -90, -90">
          <draw:equation draw:name="f0" draw:formula="0"/>
          <draw:equation draw:name="f1" draw:formula="3435350"/>
          <draw:equation draw:name="f2" draw:formula="5146675"/>
          <draw:equation draw:name="f3" draw:formula="1190625"/>
          <draw:equation draw:name="f4" draw:formula="3175"/>
          <draw:equation draw:name="f5" draw:formula="?f2 - ?f0"/>
          <draw:equation draw:name="f6" draw:formula="?f1 - ?f0"/>
          <draw:equation draw:name="f7" draw:formula="?f6 / 3435350"/>
          <draw:equation draw:name="f8" draw:formula="?f5 / 5146675"/>
          <draw:equation draw:name="f9" draw:formula="0 * ?f6"/>
          <draw:equation draw:name="f10" draw:formula="3435350 * ?f6"/>
          <draw:equation draw:name="f11" draw:formula="1190625 * ?f6"/>
          <draw:equation draw:name="f12" draw:formula="0 * ?f5"/>
          <draw:equation draw:name="f13" draw:formula="3175 * ?f5"/>
          <draw:equation draw:name="f14" draw:formula="5146675 * ?f5"/>
          <draw:equation draw:name="f15" draw:formula="?f9 / 3435350"/>
          <draw:equation draw:name="f16" draw:formula="?f10 / 3435350"/>
          <draw:equation draw:name="f17" draw:formula="?f11 / 3435350"/>
          <draw:equation draw:name="f18" draw:formula="?f12 / 5146675"/>
          <draw:equation draw:name="f19" draw:formula="?f13 / 5146675"/>
          <draw:equation draw:name="f20" draw:formula="?f14 / 5146675"/>
          <draw:equation draw:name="f21" draw:formula="?f0 / ?f7"/>
          <draw:equation draw:name="f22" draw:formula="?f1 / ?f7"/>
          <draw:equation draw:name="f23" draw:formula="?f0 / ?f8"/>
          <draw:equation draw:name="f24" draw:formula="?f2 / ?f8"/>
          <draw:equation draw:name="f25" draw:formula="?f17 / ?f7"/>
          <draw:equation draw:name="f26" draw:formula="?f18 / ?f8"/>
          <draw:equation draw:name="f27" draw:formula="?f16 / ?f7"/>
          <draw:equation draw:name="f28" draw:formula="?f19 / ?f8"/>
          <draw:equation draw:name="f29" draw:formula="?f20 / ?f8"/>
          <draw:equation draw:name="f30" draw:formula="?f15 / ?f7"/>
        </draw:enhanced-geometry>
      </draw:custom-shape>
      <draw:frame draw:id="id34" presentation:style-name="a297" draw:name="Title 1" svg:x="0.40551in" svg:y="1.74803in" svg:width="5.75197in" svg:height="1.20472in" presentation:class="title" presentation:placeholder="false">
        <draw:text-box>
          <text:p text:style-name="a296" text:class-names="" text:cond-style-name=""><text:span text:style-name="a294" text:class-names="">Click to edit Master title style</text:span><text:span text:style-name="a295" text:class-names=""/></text:p>
        </draw:text-box>
        <svg:title/>
        <svg:desc/>
      </draw:frame>
      <draw:frame draw:id="id35" presentation:style-name="a301" draw:name="Subtitle 2" svg:x="0.40551in" svg:y="2.95443in" svg:width="5.75197in" svg:height="1.43701in" presentation:class="subtitle" presentation:placeholder="false">
        <draw:text-box>
          <text:p text:style-name="a300" text:class-names="" text:cond-style-name=""><text:span text:style-name="a298" text:class-names="">Click to edit Master subtitle style</text:span><text:span text:style-name="a299" text:class-names=""/></text:p>
        </draw:text-box>
        <svg:title/>
        <svg:desc/>
      </draw:frame>
      <draw:frame draw:id="id36" presentation:style-name="a305" draw:name="Date Placeholder 3" svg:x="0.40551in" svg:y="4.76935in" svg:width="2.25in" svg:height="0.29948in" presentation:class="date-time" presentation:placeholder="false">
        <draw:text-box>
          <text:p text:style-name="a304" text:class-names="" text:cond-style-name=""><text:span text:style-name="a302" text:class-names=""><text:date text:fixed="false" style:data-style-name="a303">10/02/2021</text:date></text:span></text:p>
        </draw:text-box>
        <svg:title/>
        <svg:desc/>
      </draw:frame>
      <draw:frame draw:id="id37" presentation:style-name="a308" draw:name="Footer Placeholder 4" svg:x="7.34449in" svg:y="4.76935in" svg:width="2.25in" svg:height="0.29948in" presentation:class="footer" presentation:placeholder="false">
        <draw:text-box>
          <text:p text:style-name="a307" text:class-names="" text:cond-style-name=""><text:span text:style-name="a306" text:class-names=""/></text:p>
        </draw:text-box>
        <svg:title/>
        <svg:desc/>
      </draw:frame>
      <draw:frame draw:id="id38" presentation:style-name="a311" draw:name="Slide Number Placeholder 5" svg:x="4.72619in" svg:y="5.21837in" svg:width="0.59055in" svg:height="0.29948in" presentation:class="page-number" presentation:placeholder="false">
        <draw:text-box>
          <text:p text:style-name="a310" text:class-names="" text:cond-style-name=""><text:span text:style-name="a309" text:class-names=""><text:page-number style:num-format="1" text:fixed="false"/></text:span></text:p>
        </draw:text-box>
        <svg:title/>
        <svg:desc/>
      </draw:frame>
      <presentation:notes style:page-layout-name="pageLayout2" draw:style-name="a342">
        <draw:frame draw:id="id5" presentation:style-name="a314" draw:name="Header Placeholder 1" svg:x="0in" svg:y="0in" svg:width="3.25in" svg:height="0.50174in" presentation:class="header" presentation:placeholder="false">
          <draw:text-box>
            <text:p text:style-name="a313" text:class-names="" text:cond-style-name=""><text:span text:style-name="a312" text:class-names=""/></text:p>
          </draw:text-box>
          <svg:title/>
          <svg:desc/>
        </draw:frame>
        <draw:frame draw:id="id6" presentation:style-name="a318" draw:name="Date Placeholder 2" svg:x="4.24826in" svg:y="0in" svg:width="3.25in" svg:height="0.50174in" presentation:class="date-time" presentation:placeholder="false">
          <draw:text-box>
            <text:p text:style-name="a317" text:class-names="" text:cond-style-name=""><text:span text:style-name="a315" text:class-names=""><text:date text:fixed="false" style:data-style-name="a316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19" draw:name="Slide Image Placeholder 3">
          <svg:title/>
          <svg:desc/>
        </draw:page-thumbnail>
        <draw:frame draw:id="id8" presentation:style-name="a335" draw:name="Notes Placeholder 4" svg:x="0.75in" svg:y="4.8125in" svg:width="6in" svg:height="3.9375in" presentation:class="notes" presentation:placeholder="false">
          <draw:text-box>
            <text:p text:style-name="a321" text:class-names="" text:cond-style-name=""><text:span text:style-name="a320" text:class-names="">Edit Master text styles</text:span></text:p>
            <text:list text:style-name="a324">
              <text:list-item>
                <text:list text:style-name="a324">
                  <text:list-item>
                    <text:p text:style-name="a323" text:class-names="" text:cond-style-name=""><text:span text:style-name="a322" text:class-names="">Second level</text:span></text:p>
                  </text:list-item>
                </text:list>
              </text:list-item>
            </text:list>
            <text:list text:style-name="a327">
              <text:list-item>
                <text:list text:style-name="a327">
                  <text:list-item>
                    <text:list text:style-name="a327">
                      <text:list-item>
                        <text:p text:style-name="a326" text:class-names="" text:cond-style-name=""><text:span text:style-name="a32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30">
              <text:list-item>
                <text:list text:style-name="a330">
                  <text:list-item>
                    <text:list text:style-name="a330">
                      <text:list-item>
                        <text:list text:style-name="a330">
                          <text:list-item>
                            <text:p text:style-name="a329" text:class-names="" text:cond-style-name=""><text:span text:style-name="a32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34">
              <text:list-item>
                <text:list text:style-name="a334">
                  <text:list-item>
                    <text:list text:style-name="a334">
                      <text:list-item>
                        <text:list text:style-name="a334">
                          <text:list-item>
                            <text:list text:style-name="a334">
                              <text:list-item>
                                <text:p text:style-name="a333" text:class-names="" text:cond-style-name=""><text:span text:style-name="a331" text:class-names="">Fifth level</text:span><text:span text:style-name="a33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38" draw:name="Footer Placeholder 5" svg:x="0in" svg:y="9.49826in" svg:width="3.25in" svg:height="0.50174in" presentation:class="footer" presentation:placeholder="false">
          <draw:text-box>
            <text:p text:style-name="a337" text:class-names="" text:cond-style-name=""><text:span text:style-name="a336" text:class-names=""/></text:p>
          </draw:text-box>
          <svg:title/>
          <svg:desc/>
        </draw:frame>
        <draw:frame draw:id="id10" presentation:style-name="a341" draw:name="Slide Number Placeholder 6" svg:x="4.24826in" svg:y="9.49826in" svg:width="3.25in" svg:height="0.50174in" presentation:class="page-number" presentation:placeholder="false">
          <draw:text-box>
            <text:p text:style-name="a340" text:class-names="" text:cond-style-name=""><text:span text:style-name="a33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cust-Title-Slide-Colour-(Insert-Image)" style:page-layout-name="pageLayout1" draw:style-name="a344">
      <draw:frame draw:id="id39" presentation:style-name="a348" draw:name="Title 1" svg:x="0.40551in" svg:y="1.74803in" svg:width="5.75197in" svg:height="1.20472in" presentation:class="title" presentation:placeholder="false">
        <draw:text-box>
          <text:p text:style-name="a347" text:class-names="" text:cond-style-name=""><text:span text:style-name="a345" text:class-names="">Click to edit Master title style</text:span><text:span text:style-name="a346" text:class-names=""/></text:p>
        </draw:text-box>
        <svg:title/>
        <svg:desc/>
      </draw:frame>
      <draw:frame draw:id="id40" presentation:style-name="a352" draw:name="Subtitle 2" svg:x="0.40551in" svg:y="2.95443in" svg:width="5.75197in" svg:height="1.43701in" presentation:class="subtitle" presentation:placeholder="false">
        <draw:text-box>
          <text:p text:style-name="a351" text:class-names="" text:cond-style-name=""><text:span text:style-name="a349" text:class-names="">Click to edit Master subtitle style</text:span><text:span text:style-name="a350" text:class-names=""/></text:p>
        </draw:text-box>
        <svg:title/>
        <svg:desc/>
      </draw:frame>
      <draw:frame draw:id="id41" presentation:style-name="a356" draw:name="Date Placeholder 3" svg:x="0.40551in" svg:y="4.76935in" svg:width="2.25in" svg:height="0.29948in" presentation:class="date-time" presentation:placeholder="false">
        <draw:text-box>
          <text:p text:style-name="a355" text:class-names="" text:cond-style-name=""><text:span text:style-name="a353" text:class-names=""><text:date text:fixed="false" style:data-style-name="a354">10/02/2021</text:date></text:span></text:p>
        </draw:text-box>
        <svg:title/>
        <svg:desc/>
      </draw:frame>
      <draw:frame draw:id="id42" presentation:style-name="a359" draw:name="Footer Placeholder 4" svg:x="7.34449in" svg:y="4.76935in" svg:width="2.25in" svg:height="0.29948in" presentation:class="footer" presentation:placeholder="false">
        <draw:text-box>
          <text:p text:style-name="a358" text:class-names="" text:cond-style-name=""><text:span text:style-name="a357" text:class-names=""/></text:p>
        </draw:text-box>
        <svg:title/>
        <svg:desc/>
      </draw:frame>
      <draw:frame draw:id="id43" presentation:style-name="a362" draw:name="Slide Number Placeholder 5" svg:x="4.72619in" svg:y="5.21837in" svg:width="0.59055in" svg:height="0.29948in" presentation:class="page-number" presentation:placeholder="false">
        <draw:text-box>
          <text:p text:style-name="a361" text:class-names="" text:cond-style-name=""><text:span text:style-name="a360" text:class-names=""><text:page-number style:num-format="1" text:fixed="false"/></text:span></text:p>
        </draw:text-box>
        <svg:title/>
        <svg:desc/>
      </draw:frame>
      <draw:frame draw:id="id44" presentation:style-name="a366" draw:name="Picture Placeholder 8" svg:x="6.2143in" svg:y="0in" svg:width="3.7857in" svg:height="5.62539in" presentation:class="graphic" presentation:placeholder="false">
        <draw:text-box>
          <text:list text:style-name="a365">
            <text:list-item>
              <text:p text:style-name="a364" text:class-names="" text:cond-style-name=""><text:span text:style-name="a363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397">
        <draw:frame draw:id="id5" presentation:style-name="a369" draw:name="Header Placeholder 1" svg:x="0in" svg:y="0in" svg:width="3.25in" svg:height="0.50174in" presentation:class="header" presentation:placeholder="false">
          <draw:text-box>
            <text:p text:style-name="a368" text:class-names="" text:cond-style-name=""><text:span text:style-name="a367" text:class-names=""/></text:p>
          </draw:text-box>
          <svg:title/>
          <svg:desc/>
        </draw:frame>
        <draw:frame draw:id="id6" presentation:style-name="a373" draw:name="Date Placeholder 2" svg:x="4.24826in" svg:y="0in" svg:width="3.25in" svg:height="0.50174in" presentation:class="date-time" presentation:placeholder="false">
          <draw:text-box>
            <text:p text:style-name="a372" text:class-names="" text:cond-style-name=""><text:span text:style-name="a370" text:class-names=""><text:date text:fixed="false" style:data-style-name="a37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374" draw:name="Slide Image Placeholder 3">
          <svg:title/>
          <svg:desc/>
        </draw:page-thumbnail>
        <draw:frame draw:id="id8" presentation:style-name="a390" draw:name="Notes Placeholder 4" svg:x="0.75in" svg:y="4.8125in" svg:width="6in" svg:height="3.9375in" presentation:class="notes" presentation:placeholder="false">
          <draw:text-box>
            <text:p text:style-name="a376" text:class-names="" text:cond-style-name=""><text:span text:style-name="a375" text:class-names="">Edit Master text styles</text:span></text:p>
            <text:list text:style-name="a379">
              <text:list-item>
                <text:list text:style-name="a379">
                  <text:list-item>
                    <text:p text:style-name="a378" text:class-names="" text:cond-style-name=""><text:span text:style-name="a377" text:class-names="">Second level</text:span></text:p>
                  </text:list-item>
                </text:list>
              </text:list-item>
            </text:list>
            <text:list text:style-name="a382">
              <text:list-item>
                <text:list text:style-name="a382">
                  <text:list-item>
                    <text:list text:style-name="a382">
                      <text:list-item>
                        <text:p text:style-name="a381" text:class-names="" text:cond-style-name=""><text:span text:style-name="a38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85">
              <text:list-item>
                <text:list text:style-name="a385">
                  <text:list-item>
                    <text:list text:style-name="a385">
                      <text:list-item>
                        <text:list text:style-name="a385">
                          <text:list-item>
                            <text:p text:style-name="a384" text:class-names="" text:cond-style-name=""><text:span text:style-name="a38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9">
              <text:list-item>
                <text:list text:style-name="a389">
                  <text:list-item>
                    <text:list text:style-name="a389">
                      <text:list-item>
                        <text:list text:style-name="a389">
                          <text:list-item>
                            <text:list text:style-name="a389">
                              <text:list-item>
                                <text:p text:style-name="a388" text:class-names="" text:cond-style-name=""><text:span text:style-name="a386" text:class-names="">Fifth level</text:span><text:span text:style-name="a38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93" draw:name="Footer Placeholder 5" svg:x="0in" svg:y="9.49826in" svg:width="3.25in" svg:height="0.50174in" presentation:class="footer" presentation:placeholder="false">
          <draw:text-box>
            <text:p text:style-name="a392" text:class-names="" text:cond-style-name=""><text:span text:style-name="a391" text:class-names=""/></text:p>
          </draw:text-box>
          <svg:title/>
          <svg:desc/>
        </draw:frame>
        <draw:frame draw:id="id10" presentation:style-name="a396" draw:name="Slide Number Placeholder 6" svg:x="4.24826in" svg:y="9.49826in" svg:width="3.25in" svg:height="0.50174in" presentation:class="page-number" presentation:placeholder="false">
          <draw:text-box>
            <text:p text:style-name="a395" text:class-names="" text:cond-style-name=""><text:span text:style-name="a39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cust-Title,-Content-and-Image" style:page-layout-name="pageLayout1" draw:style-name="a399">
      <draw:frame draw:id="id45" presentation:style-name="a403" draw:name="Title 1" svg:x="0.40551in" svg:y="0.74409in" svg:width="5.75197in" svg:height="1.20472in" presentation:class="title" presentation:placeholder="false">
        <draw:text-box>
          <text:p text:style-name="a402" text:class-names="" text:cond-style-name=""><text:span text:style-name="a400" text:class-names="">Click to edit Master title style</text:span><text:span text:style-name="a401" text:class-names=""/></text:p>
        </draw:text-box>
        <svg:title/>
        <svg:desc/>
      </draw:frame>
      <draw:frame draw:id="id46" presentation:style-name="a420" draw:name="Content Placeholder 2" svg:x="0.40551in" svg:y="1.99606in" svg:width="5.75197in" svg:height="2.73622in" presentation:class="object" presentation:placeholder="false">
        <draw:text-box>
          <text:list text:style-name="a406">
            <text:list-item>
              <text:p text:style-name="a405" text:class-names="" text:cond-style-name=""><text:span text:style-name="a404" text:class-names="">Click to edit Master text styles</text:span></text:p>
            </text:list-item>
          </text:list>
          <text:list text:style-name="a409">
            <text:list-item>
              <text:list text:style-name="a409">
                <text:list-item>
                  <text:p text:style-name="a408" text:class-names="" text:cond-style-name=""><text:span text:style-name="a407" text:class-names="">Second level</text:span></text:p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p text:style-name="a411" text:class-names="" text:cond-style-name=""><text:span text:style-name="a410" text:class-names="">Third level</text:span></text:p>
                    </text:list-item>
                  </text:list>
                </text:list-item>
              </text:list>
            </text:list-item>
          </text:list>
          <text:list text:style-name="a415">
            <text:list-item>
              <text:list text:style-name="a415">
                <text:list-item>
                  <text:list text:style-name="a415">
                    <text:list-item>
                      <text:list text:style-name="a415">
                        <text:list-item>
                          <text:p text:style-name="a414" text:class-names="" text:cond-style-name=""><text:span text:style-name="a4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9">
            <text:list-item>
              <text:list text:style-name="a419">
                <text:list-item>
                  <text:list text:style-name="a419">
                    <text:list-item>
                      <text:list text:style-name="a419">
                        <text:list-item>
                          <text:list text:style-name="a419">
                            <text:list-item>
                              <text:p text:style-name="a418" text:class-names="" text:cond-style-name=""><text:span text:style-name="a416" text:class-names="">Fifth level</text:span><text:span text:style-name="a4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424" draw:name="Date Placeholder 3" svg:x="0.40551in" svg:y="4.76935in" svg:width="2.25in" svg:height="0.29948in" presentation:class="date-time" presentation:placeholder="false">
        <draw:text-box>
          <text:p text:style-name="a423" text:class-names="" text:cond-style-name=""><text:span text:style-name="a421" text:class-names=""><text:date text:fixed="false" style:data-style-name="a422">10/02/2021</text:date></text:span></text:p>
        </draw:text-box>
        <svg:title/>
        <svg:desc/>
      </draw:frame>
      <draw:frame draw:id="id48" presentation:style-name="a427" draw:name="Footer Placeholder 4" svg:x="7.34449in" svg:y="4.76935in" svg:width="2.25in" svg:height="0.29948in" presentation:class="footer" presentation:placeholder="false">
        <draw:text-box>
          <text:p text:style-name="a426" text:class-names="" text:cond-style-name=""><text:span text:style-name="a425" text:class-names=""/></text:p>
        </draw:text-box>
        <svg:title/>
        <svg:desc/>
      </draw:frame>
      <draw:frame draw:id="id49" presentation:style-name="a430" draw:name="Slide Number Placeholder 5" svg:x="4.72619in" svg:y="5.21837in" svg:width="0.59055in" svg:height="0.29948in" presentation:class="page-number" presentation:placeholder="false">
        <draw:text-box>
          <text:p text:style-name="a429" text:class-names="" text:cond-style-name=""><text:span text:style-name="a428" text:class-names=""><text:page-number style:num-format="1" text:fixed="false"/></text:span></text:p>
        </draw:text-box>
        <svg:title/>
        <svg:desc/>
      </draw:frame>
      <draw:frame draw:id="id50" presentation:style-name="a434" draw:name="Picture Placeholder 8" svg:x="6.2143in" svg:y="0in" svg:width="3.7857in" svg:height="5.625in" presentation:class="graphic" presentation:placeholder="false">
        <draw:text-box>
          <text:list text:style-name="a433">
            <text:list-item>
              <text:p text:style-name="a432" text:class-names="" text:cond-style-name=""><text:span text:style-name="a431" text:class-names="">Click icon to add picture</text:span></text:p>
            </text:list-item>
          </text:list>
        </draw:text-box>
        <svg:title/>
        <svg:desc/>
      </draw:frame>
      <presentation:notes style:page-layout-name="pageLayout2" draw:style-name="a465">
        <draw:frame draw:id="id5" presentation:style-name="a437" draw:name="Header Placeholder 1" svg:x="0in" svg:y="0in" svg:width="3.25in" svg:height="0.50174in" presentation:class="header" presentation:placeholder="false">
          <draw:text-box>
            <text:p text:style-name="a436" text:class-names="" text:cond-style-name=""><text:span text:style-name="a435" text:class-names=""/></text:p>
          </draw:text-box>
          <svg:title/>
          <svg:desc/>
        </draw:frame>
        <draw:frame draw:id="id6" presentation:style-name="a441" draw:name="Date Placeholder 2" svg:x="4.24826in" svg:y="0in" svg:width="3.25in" svg:height="0.50174in" presentation:class="date-time" presentation:placeholder="false">
          <draw:text-box>
            <text:p text:style-name="a440" text:class-names="" text:cond-style-name=""><text:span text:style-name="a438" text:class-names=""><text:date text:fixed="false" style:data-style-name="a439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442" draw:name="Slide Image Placeholder 3">
          <svg:title/>
          <svg:desc/>
        </draw:page-thumbnail>
        <draw:frame draw:id="id8" presentation:style-name="a458" draw:name="Notes Placeholder 4" svg:x="0.75in" svg:y="4.8125in" svg:width="6in" svg:height="3.9375in" presentation:class="notes" presentation:placeholder="false">
          <draw:text-box>
            <text:p text:style-name="a444" text:class-names="" text:cond-style-name=""><text:span text:style-name="a443" text:class-names="">Edit Master text styles</text:span></text:p>
            <text:list text:style-name="a447">
              <text:list-item>
                <text:list text:style-name="a447">
                  <text:list-item>
                    <text:p text:style-name="a446" text:class-names="" text:cond-style-name=""><text:span text:style-name="a445" text:class-names="">Second level</text:span></text:p>
                  </text:list-item>
                </text:list>
              </text:list-item>
            </text:list>
            <text:list text:style-name="a450">
              <text:list-item>
                <text:list text:style-name="a450">
                  <text:list-item>
                    <text:list text:style-name="a450">
                      <text:list-item>
                        <text:p text:style-name="a449" text:class-names="" text:cond-style-name=""><text:span text:style-name="a44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53">
              <text:list-item>
                <text:list text:style-name="a453">
                  <text:list-item>
                    <text:list text:style-name="a453">
                      <text:list-item>
                        <text:list text:style-name="a453">
                          <text:list-item>
                            <text:p text:style-name="a452" text:class-names="" text:cond-style-name=""><text:span text:style-name="a45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7">
              <text:list-item>
                <text:list text:style-name="a457">
                  <text:list-item>
                    <text:list text:style-name="a457">
                      <text:list-item>
                        <text:list text:style-name="a457">
                          <text:list-item>
                            <text:list text:style-name="a457">
                              <text:list-item>
                                <text:p text:style-name="a456" text:class-names="" text:cond-style-name=""><text:span text:style-name="a454" text:class-names="">Fifth level</text:span><text:span text:style-name="a4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61" draw:name="Footer Placeholder 5" svg:x="0in" svg:y="9.49826in" svg:width="3.25in" svg:height="0.50174in" presentation:class="footer" presentation:placeholder="false">
          <draw:text-box>
            <text:p text:style-name="a460" text:class-names="" text:cond-style-name=""><text:span text:style-name="a459" text:class-names=""/></text:p>
          </draw:text-box>
          <svg:title/>
          <svg:desc/>
        </draw:frame>
        <draw:frame draw:id="id10" presentation:style-name="a464" draw:name="Slide Number Placeholder 6" svg:x="4.24826in" svg:y="9.49826in" svg:width="3.25in" svg:height="0.50174in" presentation:class="page-number" presentation:placeholder="false">
          <draw:text-box>
            <text:p text:style-name="a463" text:class-names="" text:cond-style-name=""><text:span text:style-name="a46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twoObj-Two-Content" style:page-layout-name="pageLayout1" draw:style-name="a467">
      <draw:frame draw:id="id51" presentation:style-name="a471" draw:name="Title 1" svg:x="0.40551in" svg:y="0.29948in" svg:width="9.18898in" svg:height="1.08724in" presentation:class="title" presentation:placeholder="false">
        <draw:text-box>
          <text:p text:style-name="a470" text:class-names="" text:cond-style-name=""><text:span text:style-name="a468" text:class-names="">Click to edit Master title style</text:span><text:span text:style-name="a469" text:class-names=""/></text:p>
        </draw:text-box>
        <svg:title/>
        <svg:desc/>
      </draw:frame>
      <draw:frame draw:id="id52" presentation:style-name="a488" draw:name="Content Placeholder 2" svg:x="0.40551in" svg:y="1.4974in" svg:width="4.53199in" svg:height="3.15885in" presentation:class="object" presentation:placeholder="false">
        <draw:text-box>
          <text:list text:style-name="a474">
            <text:list-item>
              <text:p text:style-name="a473" text:class-names="" text:cond-style-name=""><text:span text:style-name="a472" text:class-names="">Click to edit Master text styles</text:span></text:p>
            </text:list-item>
          </text:list>
          <text:list text:style-name="a477">
            <text:list-item>
              <text:list text:style-name="a477">
                <text:list-item>
                  <text:p text:style-name="a476" text:class-names="" text:cond-style-name=""><text:span text:style-name="a475" text:class-names="">Second level</text:span></text:p>
                </text:list-item>
              </text:list>
            </text:list-item>
          </text:list>
          <text:list text:style-name="a480">
            <text:list-item>
              <text:list text:style-name="a480">
                <text:list-item>
                  <text:list text:style-name="a480">
                    <text:list-item>
                      <text:p text:style-name="a479" text:class-names="" text:cond-style-name=""><text:span text:style-name="a478" text:class-names="">Third level</text:span></text:p>
                    </text:list-item>
                  </text:list>
                </text:list-item>
              </text:list>
            </text:list-item>
          </text:list>
          <text:list text:style-name="a483">
            <text:list-item>
              <text:list text:style-name="a483">
                <text:list-item>
                  <text:list text:style-name="a483">
                    <text:list-item>
                      <text:list text:style-name="a483">
                        <text:list-item>
                          <text:p text:style-name="a482" text:class-names="" text:cond-style-name=""><text:span text:style-name="a4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87">
            <text:list-item>
              <text:list text:style-name="a487">
                <text:list-item>
                  <text:list text:style-name="a487">
                    <text:list-item>
                      <text:list text:style-name="a487">
                        <text:list-item>
                          <text:list text:style-name="a487">
                            <text:list-item>
                              <text:p text:style-name="a486" text:class-names="" text:cond-style-name=""><text:span text:style-name="a484" text:class-names="">Fifth level</text:span><text:span text:style-name="a4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505" draw:name="Content Placeholder 3" svg:x="5.0625in" svg:y="1.4974in" svg:width="4.53199in" svg:height="3.15885in" presentation:class="object" presentation:placeholder="false">
        <draw:text-box>
          <text:list text:style-name="a491">
            <text:list-item>
              <text:p text:style-name="a490" text:class-names="" text:cond-style-name=""><text:span text:style-name="a489" text:class-names="">Click to edit Master text styles</text:span></text:p>
            </text:list-item>
          </text:list>
          <text:list text:style-name="a494">
            <text:list-item>
              <text:list text:style-name="a494">
                <text:list-item>
                  <text:p text:style-name="a493" text:class-names="" text:cond-style-name=""><text:span text:style-name="a492" text:class-names="">Second level</text:span></text:p>
                </text:list-item>
              </text:list>
            </text:list-item>
          </text:list>
          <text:list text:style-name="a497">
            <text:list-item>
              <text:list text:style-name="a497">
                <text:list-item>
                  <text:list text:style-name="a497">
                    <text:list-item>
                      <text:p text:style-name="a496" text:class-names="" text:cond-style-name=""><text:span text:style-name="a495" text:class-names="">Third level</text:span></text:p>
                    </text:list-item>
                  </text:list>
                </text:list-item>
              </text:list>
            </text:list-item>
          </text:list>
          <text:list text:style-name="a500">
            <text:list-item>
              <text:list text:style-name="a500">
                <text:list-item>
                  <text:list text:style-name="a500">
                    <text:list-item>
                      <text:list text:style-name="a500">
                        <text:list-item>
                          <text:p text:style-name="a499" text:class-names="" text:cond-style-name=""><text:span text:style-name="a49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04">
            <text:list-item>
              <text:list text:style-name="a504">
                <text:list-item>
                  <text:list text:style-name="a504">
                    <text:list-item>
                      <text:list text:style-name="a504">
                        <text:list-item>
                          <text:list text:style-name="a504">
                            <text:list-item>
                              <text:p text:style-name="a503" text:class-names="" text:cond-style-name=""><text:span text:style-name="a501" text:class-names="">Fifth level</text:span><text:span text:style-name="a50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4" presentation:style-name="a509" draw:name="Date Placeholder 4" svg:x="0.40551in" svg:y="4.76935in" svg:width="2.25in" svg:height="0.29948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10/02/2021</text:date></text:span></text:p>
        </draw:text-box>
        <svg:title/>
        <svg:desc/>
      </draw:frame>
      <draw:frame draw:id="id55" presentation:style-name="a512" draw:name="Footer Placeholder 5" svg:x="7.34449in" svg:y="4.76935in" svg:width="2.25in" svg:height="0.29948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56" presentation:style-name="a515" draw:name="Slide Number Placeholder 6" svg:x="4.72619in" svg:y="5.21837in" svg:width="0.59055in" svg:height="0.29948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/></text:span></text:p>
        </draw:text-box>
        <svg:title/>
        <svg:desc/>
      </draw:frame>
      <presentation:notes style:page-layout-name="pageLayout2" draw:style-name="a546">
        <draw:frame draw:id="id5" presentation:style-name="a518" draw:name="Header Placeholder 1" svg:x="0in" svg:y="0in" svg:width="3.25in" svg:height="0.50174in" presentation:class="header" presentation:placeholder="false">
          <draw:text-box>
            <text:p text:style-name="a517" text:class-names="" text:cond-style-name=""><text:span text:style-name="a516" text:class-names=""/></text:p>
          </draw:text-box>
          <svg:title/>
          <svg:desc/>
        </draw:frame>
        <draw:frame draw:id="id6" presentation:style-name="a522" draw:name="Date Placeholder 2" svg:x="4.24826in" svg:y="0in" svg:width="3.25in" svg:height="0.50174in" presentation:class="date-time" presentation:placeholder="false">
          <draw:text-box>
            <text:p text:style-name="a521" text:class-names="" text:cond-style-name=""><text:span text:style-name="a519" text:class-names=""><text:date text:fixed="false" style:data-style-name="a520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23" draw:name="Slide Image Placeholder 3">
          <svg:title/>
          <svg:desc/>
        </draw:page-thumbnail>
        <draw:frame draw:id="id8" presentation:style-name="a539" draw:name="Notes Placeholder 4" svg:x="0.75in" svg:y="4.8125in" svg:width="6in" svg:height="3.9375in" presentation:class="notes" presentation:placeholder="false">
          <draw:text-box>
            <text:p text:style-name="a525" text:class-names="" text:cond-style-name=""><text:span text:style-name="a524" text:class-names="">Edit Master text styles</text:span></text:p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6" text:class-names="">Second level</text:span></text:p>
                  </text:list-item>
                </text:list>
              </text:list-item>
            </text:list>
            <text:list text:style-name="a531">
              <text:list-item>
                <text:list text:style-name="a531">
                  <text:list-item>
                    <text:list text:style-name="a531">
                      <text:list-item>
                        <text:p text:style-name="a530" text:class-names="" text:cond-style-name=""><text:span text:style-name="a52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34">
              <text:list-item>
                <text:list text:style-name="a534">
                  <text:list-item>
                    <text:list text:style-name="a534">
                      <text:list-item>
                        <text:list text:style-name="a534">
                          <text:list-item>
                            <text:p text:style-name="a533" text:class-names="" text:cond-style-name=""><text:span text:style-name="a53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38">
              <text:list-item>
                <text:list text:style-name="a538">
                  <text:list-item>
                    <text:list text:style-name="a538">
                      <text:list-item>
                        <text:list text:style-name="a538">
                          <text:list-item>
                            <text:list text:style-name="a538">
                              <text:list-item>
                                <text:p text:style-name="a537" text:class-names="" text:cond-style-name=""><text:span text:style-name="a535" text:class-names="">Fifth level</text:span><text:span text:style-name="a53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42" draw:name="Footer Placeholder 5" svg:x="0in" svg:y="9.49826in" svg:width="3.25in" svg:height="0.50174in" presentation:class="footer" presentation:placeholder="false">
          <draw:text-box>
            <text:p text:style-name="a541" text:class-names="" text:cond-style-name=""><text:span text:style-name="a540" text:class-names=""/></text:p>
          </draw:text-box>
          <svg:title/>
          <svg:desc/>
        </draw:frame>
        <draw:frame draw:id="id10" presentation:style-name="a545" draw:name="Slide Number Placeholder 6" svg:x="4.24826in" svg:y="9.49826in" svg:width="3.25in" svg:height="0.50174in" presentation:class="page-number" presentation:placeholder="false">
          <draw:text-box>
            <text:p text:style-name="a544" text:class-names="" text:cond-style-name=""><text:span text:style-name="a5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cust-Content-and-Image" style:page-layout-name="pageLayout1" draw:style-name="a548">
      <draw:frame draw:id="id57" presentation:style-name="a552" draw:name="Title 1" svg:x="0.40551in" svg:y="0.29948in" svg:width="9.18898in" svg:height="1.08724in" presentation:class="title" presentation:placeholder="false">
        <draw:text-box>
          <text:p text:style-name="a551" text:class-names="" text:cond-style-name=""><text:span text:style-name="a549" text:class-names="">Click to edit Master title style</text:span><text:span text:style-name="a550" text:class-names=""/></text:p>
        </draw:text-box>
        <svg:title/>
        <svg:desc/>
      </draw:frame>
      <draw:frame draw:id="id58" presentation:style-name="a569" draw:name="Content Placeholder 2" svg:x="0.40551in" svg:y="1.4974in" svg:width="4.53199in" svg:height="3.15885in" presentation:class="object" presentation:placeholder="false">
        <draw:text-box>
          <text:list text:style-name="a555">
            <text:list-item>
              <text:p text:style-name="a554" text:class-names="" text:cond-style-name=""><text:span text:style-name="a553" text:class-names="">Click to edit Master text styles</text:span></text:p>
            </text:list-item>
          </text:list>
          <text:list text:style-name="a558">
            <text:list-item>
              <text:list text:style-name="a558">
                <text:list-item>
                  <text:p text:style-name="a557" text:class-names="" text:cond-style-name=""><text:span text:style-name="a556" text:class-names="">Second level</text:span></text:p>
                </text:list-item>
              </text:list>
            </text:list-item>
          </text:list>
          <text:list text:style-name="a561">
            <text:list-item>
              <text:list text:style-name="a561">
                <text:list-item>
                  <text:list text:style-name="a561">
                    <text:list-item>
                      <text:p text:style-name="a560" text:class-names="" text:cond-style-name=""><text:span text:style-name="a559" text:class-names="">Third level</text:span></text:p>
                    </text:list-item>
                  </text:list>
                </text:list-item>
              </text:list>
            </text:list-item>
          </text:list>
          <text:list text:style-name="a564">
            <text:list-item>
              <text:list text:style-name="a564">
                <text:list-item>
                  <text:list text:style-name="a564">
                    <text:list-item>
                      <text:list text:style-name="a564">
                        <text:list-item>
                          <text:p text:style-name="a563" text:class-names="" text:cond-style-name=""><text:span text:style-name="a56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68">
            <text:list-item>
              <text:list text:style-name="a568">
                <text:list-item>
                  <text:list text:style-name="a568">
                    <text:list-item>
                      <text:list text:style-name="a568">
                        <text:list-item>
                          <text:list text:style-name="a568">
                            <text:list-item>
                              <text:p text:style-name="a567" text:class-names="" text:cond-style-name=""><text:span text:style-name="a565" text:class-names="">Fifth level</text:span><text:span text:style-name="a56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9" presentation:style-name="a573" draw:name="Date Placeholder 4" svg:x="0.40551in" svg:y="4.76935in" svg:width="2.25in" svg:height="0.29948in" presentation:class="date-time" presentation:placeholder="false">
        <draw:text-box>
          <text:p text:style-name="a572" text:class-names="" text:cond-style-name=""><text:span text:style-name="a570" text:class-names=""><text:date text:fixed="false" style:data-style-name="a571">10/02/2021</text:date></text:span></text:p>
        </draw:text-box>
        <svg:title/>
        <svg:desc/>
      </draw:frame>
      <draw:frame draw:id="id60" presentation:style-name="a576" draw:name="Footer Placeholder 5" svg:x="7.34449in" svg:y="4.76935in" svg:width="2.25in" svg:height="0.29948in" presentation:class="footer" presentation:placeholder="false">
        <draw:text-box>
          <text:p text:style-name="a575" text:class-names="" text:cond-style-name=""><text:span text:style-name="a574" text:class-names=""/></text:p>
        </draw:text-box>
        <svg:title/>
        <svg:desc/>
      </draw:frame>
      <draw:frame draw:id="id61" presentation:style-name="a579" draw:name="Slide Number Placeholder 6" svg:x="4.72619in" svg:y="5.21837in" svg:width="0.59055in" svg:height="0.29948in" presentation:class="page-number" presentation:placeholder="false">
        <draw:text-box>
          <text:p text:style-name="a578" text:class-names="" text:cond-style-name=""><text:span text:style-name="a577" text:class-names=""><text:page-number style:num-format="1" text:fixed="false"/></text:span></text:p>
        </draw:text-box>
        <svg:title/>
        <svg:desc/>
      </draw:frame>
      <draw:frame draw:id="id62" presentation:style-name="a584" draw:name="Picture Placeholder 8" svg:x="5.06299in" svg:y="1.4974in" svg:width="4.5315in" svg:height="3.15885in" presentation:class="graphic" presentation:placeholder="false">
        <draw:text-box>
          <text:list text:style-name="a583">
            <text:list-item>
              <text:p text:style-name="a582" text:class-names="" text:cond-style-name=""><text:span text:style-name="a580" text:class-names="">Click icon to add picture</text:span><text:span text:style-name="a581" text:class-names=""/></text:p>
            </text:list-item>
          </text:list>
        </draw:text-box>
        <svg:title/>
        <svg:desc/>
      </draw:frame>
      <presentation:notes style:page-layout-name="pageLayout2" draw:style-name="a615">
        <draw:frame draw:id="id5" presentation:style-name="a587" draw:name="Header Placeholder 1" svg:x="0in" svg:y="0in" svg:width="3.25in" svg:height="0.50174in" presentation:class="header" presentation:placeholder="false">
          <draw:text-box>
            <text:p text:style-name="a586" text:class-names="" text:cond-style-name=""><text:span text:style-name="a585" text:class-names=""/></text:p>
          </draw:text-box>
          <svg:title/>
          <svg:desc/>
        </draw:frame>
        <draw:frame draw:id="id6" presentation:style-name="a591" draw:name="Date Placeholder 2" svg:x="4.24826in" svg:y="0in" svg:width="3.25in" svg:height="0.50174in" presentation:class="date-time" presentation:placeholder="false">
          <draw:text-box>
            <text:p text:style-name="a590" text:class-names="" text:cond-style-name=""><text:span text:style-name="a588" text:class-names=""><text:date text:fixed="false" style:data-style-name="a589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592" draw:name="Slide Image Placeholder 3">
          <svg:title/>
          <svg:desc/>
        </draw:page-thumbnail>
        <draw:frame draw:id="id8" presentation:style-name="a608" draw:name="Notes Placeholder 4" svg:x="0.75in" svg:y="4.8125in" svg:width="6in" svg:height="3.9375in" presentation:class="notes" presentation:placeholder="false">
          <draw:text-box>
            <text:p text:style-name="a594" text:class-names="" text:cond-style-name=""><text:span text:style-name="a593" text:class-names="">Edit Master text styles</text:span></text:p>
            <text:list text:style-name="a597">
              <text:list-item>
                <text:list text:style-name="a597">
                  <text:list-item>
                    <text:p text:style-name="a596" text:class-names="" text:cond-style-name=""><text:span text:style-name="a595" text:class-names="">Second level</text:span></text:p>
                  </text:list-item>
                </text:list>
              </text:list-item>
            </text:list>
            <text:list text:style-name="a600">
              <text:list-item>
                <text:list text:style-name="a600">
                  <text:list-item>
                    <text:list text:style-name="a600">
                      <text:list-item>
                        <text:p text:style-name="a599" text:class-names="" text:cond-style-name=""><text:span text:style-name="a59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03">
              <text:list-item>
                <text:list text:style-name="a603">
                  <text:list-item>
                    <text:list text:style-name="a603">
                      <text:list-item>
                        <text:list text:style-name="a603">
                          <text:list-item>
                            <text:p text:style-name="a602" text:class-names="" text:cond-style-name=""><text:span text:style-name="a60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07">
              <text:list-item>
                <text:list text:style-name="a607">
                  <text:list-item>
                    <text:list text:style-name="a607">
                      <text:list-item>
                        <text:list text:style-name="a607">
                          <text:list-item>
                            <text:list text:style-name="a607">
                              <text:list-item>
                                <text:p text:style-name="a606" text:class-names="" text:cond-style-name=""><text:span text:style-name="a604" text:class-names="">Fifth level</text:span><text:span text:style-name="a60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11" draw:name="Footer Placeholder 5" svg:x="0in" svg:y="9.49826in" svg:width="3.25in" svg:height="0.50174in" presentation:class="footer" presentation:placeholder="false">
          <draw:text-box>
            <text:p text:style-name="a610" text:class-names="" text:cond-style-name=""><text:span text:style-name="a609" text:class-names=""/></text:p>
          </draw:text-box>
          <svg:title/>
          <svg:desc/>
        </draw:frame>
        <draw:frame draw:id="id10" presentation:style-name="a614" draw:name="Slide Number Placeholder 6" svg:x="4.24826in" svg:y="9.49826in" svg:width="3.25in" svg:height="0.50174in" presentation:class="page-number" presentation:placeholder="false">
          <draw:text-box>
            <text:p text:style-name="a613" text:class-names="" text:cond-style-name=""><text:span text:style-name="a612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cust-Image" style:page-layout-name="pageLayout1" draw:style-name="a617">
      <draw:custom-shape svg:x="0in" svg:y="0in" svg:width="10in" svg:height="4.61981in" draw:id="id63" draw:style-name="a620" draw:name="Rectangle 1">
        <svg:title/>
        <svg:desc/>
        <text:p text:style-name="a619" text:class-names="" text:cond-style-name=""><text:span text:style-name="a618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frame draw:id="id64" presentation:style-name="a624" draw:name="Picture Placeholder 4" svg:x="0.40551in" svg:y="0.3671in" svg:width="9.18898in" svg:height="3.8857in" presentation:class="graphic" presentation:placeholder="false">
        <draw:text-box>
          <text:list text:style-name="a623">
            <text:list-item>
              <text:p text:style-name="a622" text:class-names="" text:cond-style-name=""><text:span text:style-name="a621" text:class-names="">Click icon to add picture</text:span></text:p>
            </text:list-item>
          </text:list>
        </draw:text-box>
        <svg:title/>
        <svg:desc/>
      </draw:frame>
      <draw:frame draw:id="id65" presentation:style-name="a628" draw:name="Date Placeholder 2" svg:x="0.40551in" svg:y="4.76935in" svg:width="2.25in" svg:height="0.29948in" presentation:class="date-time" presentation:placeholder="false">
        <draw:text-box>
          <text:p text:style-name="a627" text:class-names="" text:cond-style-name=""><text:span text:style-name="a625" text:class-names=""><text:date text:fixed="false" style:data-style-name="a626">10/02/2021</text:date></text:span></text:p>
        </draw:text-box>
        <svg:title/>
        <svg:desc/>
      </draw:frame>
      <draw:frame draw:id="id66" presentation:style-name="a631" draw:name="Footer Placeholder 3" svg:x="7.34449in" svg:y="4.76935in" svg:width="2.25in" svg:height="0.29948in" presentation:class="footer" presentation:placeholder="false">
        <draw:text-box>
          <text:p text:style-name="a630" text:class-names="" text:cond-style-name=""><text:span text:style-name="a629" text:class-names=""/></text:p>
        </draw:text-box>
        <svg:title/>
        <svg:desc/>
      </draw:frame>
      <draw:frame draw:id="id67" presentation:style-name="a634" draw:name="Slide Number Placeholder 4" svg:x="4.72619in" svg:y="5.21837in" svg:width="0.59055in" svg:height="0.29948in" presentation:class="page-number" presentation:placeholder="false">
        <draw:text-box>
          <text:p text:style-name="a633" text:class-names="" text:cond-style-name=""><text:span text:style-name="a632" text:class-names=""><text:page-number style:num-format="1" text:fixed="false"/></text:span></text:p>
        </draw:text-box>
        <svg:title/>
        <svg:desc/>
      </draw:frame>
      <draw:frame draw:id="id68" presentation:style-name="a638" draw:name="Title 1" svg:x="6.15576in" svg:y="4.75516in" svg:width="3.4375in" svg:height="0.75492in" presentation:class="title" presentation:placeholder="false">
        <draw:text-box>
          <text:p text:style-name="a637" text:class-names="" text:cond-style-name=""><text:span text:style-name="a635" text:class-names="">Click to add<text:line-break/>image caption</text:span><text:span text:style-name="a636" text:class-names=""/></text:p>
        </draw:text-box>
        <svg:title/>
        <svg:desc/>
      </draw:frame>
      <presentation:notes style:page-layout-name="pageLayout2" draw:style-name="a669">
        <draw:frame draw:id="id5" presentation:style-name="a641" draw:name="Header Placeholder 1" svg:x="0in" svg:y="0in" svg:width="3.25in" svg:height="0.50174in" presentation:class="header" presentation:placeholder="false">
          <draw:text-box>
            <text:p text:style-name="a640" text:class-names="" text:cond-style-name=""><text:span text:style-name="a639" text:class-names=""/></text:p>
          </draw:text-box>
          <svg:title/>
          <svg:desc/>
        </draw:frame>
        <draw:frame draw:id="id6" presentation:style-name="a645" draw:name="Date Placeholder 2" svg:x="4.24826in" svg:y="0in" svg:width="3.25in" svg:height="0.50174in" presentation:class="date-time" presentation:placeholder="false">
          <draw:text-box>
            <text:p text:style-name="a644" text:class-names="" text:cond-style-name=""><text:span text:style-name="a642" text:class-names=""><text:date text:fixed="false" style:data-style-name="a643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46" draw:name="Slide Image Placeholder 3">
          <svg:title/>
          <svg:desc/>
        </draw:page-thumbnail>
        <draw:frame draw:id="id8" presentation:style-name="a662" draw:name="Notes Placeholder 4" svg:x="0.75in" svg:y="4.8125in" svg:width="6in" svg:height="3.9375in" presentation:class="notes" presentation:placeholder="false">
          <draw:text-box>
            <text:p text:style-name="a648" text:class-names="" text:cond-style-name=""><text:span text:style-name="a647" text:class-names="">Edit Master text styles</text:span></text:p>
            <text:list text:style-name="a651">
              <text:list-item>
                <text:list text:style-name="a651">
                  <text:list-item>
                    <text:p text:style-name="a650" text:class-names="" text:cond-style-name=""><text:span text:style-name="a649" text:class-names="">Second level</text:span></text:p>
                  </text:list-item>
                </text:list>
              </text:list-item>
            </text:list>
            <text:list text:style-name="a654">
              <text:list-item>
                <text:list text:style-name="a654">
                  <text:list-item>
                    <text:list text:style-name="a654">
                      <text:list-item>
                        <text:p text:style-name="a653" text:class-names="" text:cond-style-name=""><text:span text:style-name="a65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57">
              <text:list-item>
                <text:list text:style-name="a657">
                  <text:list-item>
                    <text:list text:style-name="a657">
                      <text:list-item>
                        <text:list text:style-name="a657">
                          <text:list-item>
                            <text:p text:style-name="a656" text:class-names="" text:cond-style-name=""><text:span text:style-name="a65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61">
              <text:list-item>
                <text:list text:style-name="a661">
                  <text:list-item>
                    <text:list text:style-name="a661">
                      <text:list-item>
                        <text:list text:style-name="a661">
                          <text:list-item>
                            <text:list text:style-name="a661">
                              <text:list-item>
                                <text:p text:style-name="a660" text:class-names="" text:cond-style-name=""><text:span text:style-name="a658" text:class-names="">Fifth level</text:span><text:span text:style-name="a65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65" draw:name="Footer Placeholder 5" svg:x="0in" svg:y="9.49826in" svg:width="3.25in" svg:height="0.50174in" presentation:class="footer" presentation:placeholder="false">
          <draw:text-box>
            <text:p text:style-name="a664" text:class-names="" text:cond-style-name=""><text:span text:style-name="a663" text:class-names=""/></text:p>
          </draw:text-box>
          <svg:title/>
          <svg:desc/>
        </draw:frame>
        <draw:frame draw:id="id10" presentation:style-name="a668" draw:name="Slide Number Placeholder 6" svg:x="4.24826in" svg:y="9.49826in" svg:width="3.25in" svg:height="0.50174in" presentation:class="page-number" presentation:placeholder="false">
          <draw:text-box>
            <text:p text:style-name="a667" text:class-names="" text:cond-style-name=""><text:span text:style-name="a666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cust-Full-Bleed-Image" style:page-layout-name="pageLayout1" draw:style-name="a671">
      <draw:frame draw:id="id69" presentation:style-name="a675" draw:name="Date Placeholder 2" svg:x="0.40551in" svg:y="4.76935in" svg:width="2.25in" svg:height="0.29948in" presentation:class="date-time" presentation:placeholder="false">
        <draw:text-box>
          <text:p text:style-name="a674" text:class-names="" text:cond-style-name=""><text:span text:style-name="a672" text:class-names=""><text:date text:fixed="false" style:data-style-name="a673">10/02/2021</text:date></text:span></text:p>
        </draw:text-box>
        <svg:title/>
        <svg:desc/>
      </draw:frame>
      <draw:frame draw:id="id70" presentation:style-name="a678" draw:name="Footer Placeholder 3" svg:x="7.34449in" svg:y="4.76935in" svg:width="2.25in" svg:height="0.29948in" presentation:class="footer" presentation:placeholder="false">
        <draw:text-box>
          <text:p text:style-name="a677" text:class-names="" text:cond-style-name=""><text:span text:style-name="a676" text:class-names=""/></text:p>
        </draw:text-box>
        <svg:title/>
        <svg:desc/>
      </draw:frame>
      <draw:frame draw:id="id71" presentation:style-name="a681" draw:name="Slide Number Placeholder 4" svg:x="4.72619in" svg:y="5.21837in" svg:width="0.59055in" svg:height="0.29948in" presentation:class="page-number" presentation:placeholder="false">
        <draw:text-box>
          <text:p text:style-name="a680" text:class-names="" text:cond-style-name=""><text:span text:style-name="a679" text:class-names=""><text:page-number style:num-format="1" text:fixed="false"/></text:span></text:p>
        </draw:text-box>
        <svg:title/>
        <svg:desc/>
      </draw:frame>
      <draw:frame draw:id="id72" presentation:style-name="a685" draw:name="Picture Placeholder 4" svg:x="0in" svg:y="0in" svg:width="10in" svg:height="4.66667in" presentation:class="graphic" presentation:placeholder="false">
        <draw:text-box>
          <text:list text:style-name="a684">
            <text:list-item>
              <text:p text:style-name="a683" text:class-names="" text:cond-style-name=""><text:span text:style-name="a682" text:class-names="">Click icon to add full bleed picture</text:span></text:p>
            </text:list-item>
          </text:list>
        </draw:text-box>
        <svg:title/>
        <svg:desc/>
      </draw:frame>
      <draw:frame draw:id="id73" presentation:style-name="a689" draw:name="Title 1" svg:x="6.15576in" svg:y="4.75516in" svg:width="3.4375in" svg:height="0.75492in" presentation:class="title" presentation:placeholder="false">
        <draw:text-box>
          <text:p text:style-name="a688" text:class-names="" text:cond-style-name=""><text:span text:style-name="a686" text:class-names="">Click to add<text:line-break/>image caption</text:span><text:span text:style-name="a687" text:class-names=""/></text:p>
        </draw:text-box>
        <svg:title/>
        <svg:desc/>
      </draw:frame>
      <presentation:notes style:page-layout-name="pageLayout2" draw:style-name="a720">
        <draw:frame draw:id="id5" presentation:style-name="a692" draw:name="Header Placeholder 1" svg:x="0in" svg:y="0in" svg:width="3.25in" svg:height="0.50174in" presentation:class="header" presentation:placeholder="false">
          <draw:text-box>
            <text:p text:style-name="a691" text:class-names="" text:cond-style-name=""><text:span text:style-name="a690" text:class-names=""/></text:p>
          </draw:text-box>
          <svg:title/>
          <svg:desc/>
        </draw:frame>
        <draw:frame draw:id="id6" presentation:style-name="a696" draw:name="Date Placeholder 2" svg:x="4.24826in" svg:y="0in" svg:width="3.25in" svg:height="0.50174in" presentation:class="date-time" presentation:placeholder="false">
          <draw:text-box>
            <text:p text:style-name="a695" text:class-names="" text:cond-style-name=""><text:span text:style-name="a693" text:class-names=""><text:date text:fixed="false" style:data-style-name="a69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697" draw:name="Slide Image Placeholder 3">
          <svg:title/>
          <svg:desc/>
        </draw:page-thumbnail>
        <draw:frame draw:id="id8" presentation:style-name="a713" draw:name="Notes Placeholder 4" svg:x="0.75in" svg:y="4.8125in" svg:width="6in" svg:height="3.9375in" presentation:class="notes" presentation:placeholder="false">
          <draw:text-box>
            <text:p text:style-name="a699" text:class-names="" text:cond-style-name=""><text:span text:style-name="a698" text:class-names="">Edit Master text styles</text:span></text:p>
            <text:list text:style-name="a702">
              <text:list-item>
                <text:list text:style-name="a702">
                  <text:list-item>
                    <text:p text:style-name="a701" text:class-names="" text:cond-style-name=""><text:span text:style-name="a700" text:class-names="">Second level</text:span></text:p>
                  </text:list-item>
                </text:list>
              </text:list-item>
            </text:list>
            <text:list text:style-name="a705">
              <text:list-item>
                <text:list text:style-name="a705">
                  <text:list-item>
                    <text:list text:style-name="a705">
                      <text:list-item>
                        <text:p text:style-name="a704" text:class-names="" text:cond-style-name=""><text:span text:style-name="a70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08">
              <text:list-item>
                <text:list text:style-name="a708">
                  <text:list-item>
                    <text:list text:style-name="a708">
                      <text:list-item>
                        <text:list text:style-name="a708">
                          <text:list-item>
                            <text:p text:style-name="a707" text:class-names="" text:cond-style-name=""><text:span text:style-name="a70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12">
              <text:list-item>
                <text:list text:style-name="a712">
                  <text:list-item>
                    <text:list text:style-name="a712">
                      <text:list-item>
                        <text:list text:style-name="a712">
                          <text:list-item>
                            <text:list text:style-name="a712">
                              <text:list-item>
                                <text:p text:style-name="a711" text:class-names="" text:cond-style-name=""><text:span text:style-name="a709" text:class-names="">Fifth level</text:span><text:span text:style-name="a71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16" draw:name="Footer Placeholder 5" svg:x="0in" svg:y="9.49826in" svg:width="3.25in" svg:height="0.50174in" presentation:class="footer" presentation:placeholder="false">
          <draw:text-box>
            <text:p text:style-name="a715" text:class-names="" text:cond-style-name=""><text:span text:style-name="a714" text:class-names=""/></text:p>
          </draw:text-box>
          <svg:title/>
          <svg:desc/>
        </draw:frame>
        <draw:frame draw:id="id10" presentation:style-name="a719" draw:name="Slide Number Placeholder 6" svg:x="4.24826in" svg:y="9.49826in" svg:width="3.25in" svg:height="0.50174in" presentation:class="page-number" presentation:placeholder="false">
          <draw:text-box>
            <text:p text:style-name="a718" text:class-names="" text:cond-style-name=""><text:span text:style-name="a71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2-cust-Title-Only" style:page-layout-name="pageLayout1" draw:style-name="a722">
      <draw:frame draw:id="id74" presentation:style-name="a726" draw:name="Title 1" svg:x="0.40551in" svg:y="0.29948in" svg:width="9.18898in" svg:height="1.08724in" presentation:class="title" presentation:placeholder="false">
        <draw:text-box>
          <text:p text:style-name="a725" text:class-names="" text:cond-style-name=""><text:span text:style-name="a723" text:class-names="">Click to edit Master title style</text:span><text:span text:style-name="a724" text:class-names=""/></text:p>
        </draw:text-box>
        <svg:title/>
        <svg:desc/>
      </draw:frame>
      <draw:frame draw:id="id75" presentation:style-name="a730" draw:name="Date Placeholder 2" svg:x="0.40551in" svg:y="4.76935in" svg:width="2.25in" svg:height="0.29948in" presentation:class="date-time" presentation:placeholder="false">
        <draw:text-box>
          <text:p text:style-name="a729" text:class-names="" text:cond-style-name=""><text:span text:style-name="a727" text:class-names=""><text:date text:fixed="false" style:data-style-name="a728">10/02/2021</text:date></text:span></text:p>
        </draw:text-box>
        <svg:title/>
        <svg:desc/>
      </draw:frame>
      <draw:frame draw:id="id76" presentation:style-name="a733" draw:name="Footer Placeholder 3" svg:x="7.34449in" svg:y="4.76935in" svg:width="2.25in" svg:height="0.29948in" presentation:class="footer" presentation:placeholder="false">
        <draw:text-box>
          <text:p text:style-name="a732" text:class-names="" text:cond-style-name=""><text:span text:style-name="a731" text:class-names=""/></text:p>
        </draw:text-box>
        <svg:title/>
        <svg:desc/>
      </draw:frame>
      <draw:frame draw:id="id77" presentation:style-name="a736" draw:name="Slide Number Placeholder 4" svg:x="4.72619in" svg:y="5.21837in" svg:width="0.59055in" svg:height="0.29948in" presentation:class="page-number" presentation:placeholder="false">
        <draw:text-box>
          <text:p text:style-name="a735" text:class-names="" text:cond-style-name=""><text:span text:style-name="a734" text:class-names=""><text:page-number style:num-format="1" text:fixed="false"/></text:span></text:p>
        </draw:text-box>
        <svg:title/>
        <svg:desc/>
      </draw:frame>
      <presentation:notes style:page-layout-name="pageLayout2" draw:style-name="a767">
        <draw:frame draw:id="id5" presentation:style-name="a739" draw:name="Header Placeholder 1" svg:x="0in" svg:y="0in" svg:width="3.25in" svg:height="0.50174in" presentation:class="header" presentation:placeholder="false">
          <draw:text-box>
            <text:p text:style-name="a738" text:class-names="" text:cond-style-name=""><text:span text:style-name="a737" text:class-names=""/></text:p>
          </draw:text-box>
          <svg:title/>
          <svg:desc/>
        </draw:frame>
        <draw:frame draw:id="id6" presentation:style-name="a743" draw:name="Date Placeholder 2" svg:x="4.24826in" svg:y="0in" svg:width="3.25in" svg:height="0.50174in" presentation:class="date-time" presentation:placeholder="false">
          <draw:text-box>
            <text:p text:style-name="a742" text:class-names="" text:cond-style-name=""><text:span text:style-name="a740" text:class-names=""><text:date text:fixed="false" style:data-style-name="a741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44" draw:name="Slide Image Placeholder 3">
          <svg:title/>
          <svg:desc/>
        </draw:page-thumbnail>
        <draw:frame draw:id="id8" presentation:style-name="a760" draw:name="Notes Placeholder 4" svg:x="0.75in" svg:y="4.8125in" svg:width="6in" svg:height="3.9375in" presentation:class="notes" presentation:placeholder="false">
          <draw:text-box>
            <text:p text:style-name="a746" text:class-names="" text:cond-style-name=""><text:span text:style-name="a745" text:class-names="">Edit Master text styles</text:span></text:p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Second level</text:span></text:p>
                  </text:list-item>
                </text:list>
              </text:list-item>
            </text:list>
            <text:list text:style-name="a752">
              <text:list-item>
                <text:list text:style-name="a752">
                  <text:list-item>
                    <text:list text:style-name="a752">
                      <text:list-item>
                        <text:p text:style-name="a751" text:class-names="" text:cond-style-name=""><text:span text:style-name="a7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55">
              <text:list-item>
                <text:list text:style-name="a755">
                  <text:list-item>
                    <text:list text:style-name="a755">
                      <text:list-item>
                        <text:list text:style-name="a755">
                          <text:list-item>
                            <text:p text:style-name="a754" text:class-names="" text:cond-style-name=""><text:span text:style-name="a7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9">
              <text:list-item>
                <text:list text:style-name="a759">
                  <text:list-item>
                    <text:list text:style-name="a759">
                      <text:list-item>
                        <text:list text:style-name="a759">
                          <text:list-item>
                            <text:list text:style-name="a759">
                              <text:list-item>
                                <text:p text:style-name="a758" text:class-names="" text:cond-style-name=""><text:span text:style-name="a756" text:class-names="">Fifth level</text:span><text:span text:style-name="a7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3" draw:name="Footer Placeholder 5" svg:x="0in" svg:y="9.49826in" svg:width="3.25in" svg:height="0.50174in" presentation:class="footer" presentation:placeholder="false">
          <draw:text-box>
            <text:p text:style-name="a762" text:class-names="" text:cond-style-name=""><text:span text:style-name="a761" text:class-names=""/></text:p>
          </draw:text-box>
          <svg:title/>
          <svg:desc/>
        </draw:frame>
        <draw:frame draw:id="id10" presentation:style-name="a766" draw:name="Slide Number Placeholder 6" svg:x="4.24826in" svg:y="9.49826in" svg:width="3.25in" svg:height="0.50174in" presentation:class="page-number" presentation:placeholder="false">
          <draw:text-box>
            <text:p text:style-name="a765" text:class-names="" text:cond-style-name=""><text:span text:style-name="a764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3-blank-Blank" style:page-layout-name="pageLayout1" draw:style-name="a769">
      <draw:frame draw:id="id78" presentation:style-name="a773" draw:name="Date Placeholder 1" svg:x="0.40551in" svg:y="4.76935in" svg:width="2.25in" svg:height="0.29948in" presentation:class="date-time" presentation:placeholder="false">
        <draw:text-box>
          <text:p text:style-name="a772" text:class-names="" text:cond-style-name=""><text:span text:style-name="a770" text:class-names=""><text:date text:fixed="false" style:data-style-name="a771">10/02/2021</text:date></text:span></text:p>
        </draw:text-box>
        <svg:title/>
        <svg:desc/>
      </draw:frame>
      <draw:frame draw:id="id79" presentation:style-name="a776" draw:name="Footer Placeholder 2" svg:x="7.34449in" svg:y="4.76935in" svg:width="2.25in" svg:height="0.29948in" presentation:class="footer" presentation:placeholder="false">
        <draw:text-box>
          <text:p text:style-name="a775" text:class-names="" text:cond-style-name=""><text:span text:style-name="a774" text:class-names=""/></text:p>
        </draw:text-box>
        <svg:title/>
        <svg:desc/>
      </draw:frame>
      <draw:frame draw:id="id80" presentation:style-name="a779" draw:name="Slide Number Placeholder 3" svg:x="4.72619in" svg:y="5.21837in" svg:width="0.59055in" svg:height="0.29948in" presentation:class="page-number" presentation:placeholder="false">
        <draw:text-box>
          <text:p text:style-name="a778" text:class-names="" text:cond-style-name=""><text:span text:style-name="a777" text:class-names=""><text:page-number style:num-format="1" text:fixed="false"/></text:span></text:p>
        </draw:text-box>
        <svg:title/>
        <svg:desc/>
      </draw:frame>
      <presentation:notes style:page-layout-name="pageLayout2" draw:style-name="a810">
        <draw:frame draw:id="id5" presentation:style-name="a782" draw:name="Header Placeholder 1" svg:x="0in" svg:y="0in" svg:width="3.25in" svg:height="0.50174in" presentation:class="header" presentation:placeholder="false">
          <draw:text-box>
            <text:p text:style-name="a781" text:class-names="" text:cond-style-name=""><text:span text:style-name="a780" text:class-names=""/></text:p>
          </draw:text-box>
          <svg:title/>
          <svg:desc/>
        </draw:frame>
        <draw:frame draw:id="id6" presentation:style-name="a786" draw:name="Date Placeholder 2" svg:x="4.24826in" svg:y="0in" svg:width="3.25in" svg:height="0.50174in" presentation:class="date-time" presentation:placeholder="false">
          <draw:text-box>
            <text:p text:style-name="a785" text:class-names="" text:cond-style-name=""><text:span text:style-name="a783" text:class-names=""><text:date text:fixed="false" style:data-style-name="a78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787" draw:name="Slide Image Placeholder 3">
          <svg:title/>
          <svg:desc/>
        </draw:page-thumbnail>
        <draw:frame draw:id="id8" presentation:style-name="a803" draw:name="Notes Placeholder 4" svg:x="0.75in" svg:y="4.8125in" svg:width="6in" svg:height="3.9375in" presentation:class="notes" presentation:placeholder="false">
          <draw:text-box>
            <text:p text:style-name="a789" text:class-names="" text:cond-style-name=""><text:span text:style-name="a788" text:class-names="">Edit Master text styles</text:span></text:p>
            <text:list text:style-name="a792">
              <text:list-item>
                <text:list text:style-name="a792">
                  <text:list-item>
                    <text:p text:style-name="a791" text:class-names="" text:cond-style-name=""><text:span text:style-name="a790" text:class-names="">Second level</text:span></text:p>
                  </text:list-item>
                </text:list>
              </text:list-item>
            </text:list>
            <text:list text:style-name="a795">
              <text:list-item>
                <text:list text:style-name="a795">
                  <text:list-item>
                    <text:list text:style-name="a795">
                      <text:list-item>
                        <text:p text:style-name="a794" text:class-names="" text:cond-style-name=""><text:span text:style-name="a79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98">
              <text:list-item>
                <text:list text:style-name="a798">
                  <text:list-item>
                    <text:list text:style-name="a798">
                      <text:list-item>
                        <text:list text:style-name="a798">
                          <text:list-item>
                            <text:p text:style-name="a797" text:class-names="" text:cond-style-name=""><text:span text:style-name="a79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02">
              <text:list-item>
                <text:list text:style-name="a802">
                  <text:list-item>
                    <text:list text:style-name="a802">
                      <text:list-item>
                        <text:list text:style-name="a802">
                          <text:list-item>
                            <text:list text:style-name="a802">
                              <text:list-item>
                                <text:p text:style-name="a801" text:class-names="" text:cond-style-name=""><text:span text:style-name="a799" text:class-names="">Fifth level</text:span><text:span text:style-name="a80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06" draw:name="Footer Placeholder 5" svg:x="0in" svg:y="9.49826in" svg:width="3.25in" svg:height="0.50174in" presentation:class="footer" presentation:placeholder="false">
          <draw:text-box>
            <text:p text:style-name="a805" text:class-names="" text:cond-style-name=""><text:span text:style-name="a804" text:class-names=""/></text:p>
          </draw:text-box>
          <svg:title/>
          <svg:desc/>
        </draw:frame>
        <draw:frame draw:id="id10" presentation:style-name="a809" draw:name="Slide Number Placeholder 6" svg:x="4.24826in" svg:y="9.49826in" svg:width="3.25in" svg:height="0.50174in" presentation:class="page-number" presentation:placeholder="false">
          <draw:text-box>
            <text:p text:style-name="a808" text:class-names="" text:cond-style-name=""><text:span text:style-name="a80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4-obj-Title,-Content" style:page-layout-name="pageLayout1" draw:style-name="a811">
      <draw:frame draw:id="id81" presentation:style-name="a815" draw:name="PlaceHolder 1" svg:x="0.49997in" svg:y="0.22421in" svg:width="8.99908in" svg:height="0.93915in" presentation:class="title" presentation:placeholder="false">
        <draw:text-box>
          <text:p text:style-name="a814" text:class-names="" text:cond-style-name=""><text:span text:style-name="a812" text:class-names="">Click to edit Master title style</text:span><text:span text:style-name="a813" text:class-names=""/></text:p>
        </draw:text-box>
        <svg:title/>
        <svg:desc/>
      </draw:frame>
      <draw:frame draw:id="id82" presentation:style-name="a819" draw:name="PlaceHolder 2" svg:x="0.49997in" svg:y="1.31631in" svg:width="8.99908in" svg:height="3.26237in" presentation:class="object" presentation:placeholder="false">
        <draw:text-box>
          <text:list text:style-name="a818">
            <text:list-item>
              <text:p text:style-name="a817" text:class-names="" text:cond-style-name=""><text:span text:style-name="a816" text:class-names="">Click to edit Master text styles</text:span></text:p>
            </text:list-item>
          </text:list>
        </draw:text-box>
        <svg:title/>
        <svg:desc/>
      </draw:frame>
      <presentation:notes style:page-layout-name="pageLayout2" draw:style-name="a850">
        <draw:frame draw:id="id5" presentation:style-name="a822" draw:name="Header Placeholder 1" svg:x="0in" svg:y="0in" svg:width="3.25in" svg:height="0.50174in" presentation:class="header" presentation:placeholder="false">
          <draw:text-box>
            <text:p text:style-name="a821" text:class-names="" text:cond-style-name=""><text:span text:style-name="a820" text:class-names=""/></text:p>
          </draw:text-box>
          <svg:title/>
          <svg:desc/>
        </draw:frame>
        <draw:frame draw:id="id6" presentation:style-name="a826" draw:name="Date Placeholder 2" svg:x="4.24826in" svg:y="0in" svg:width="3.25in" svg:height="0.50174in" presentation:class="date-time" presentation:placeholder="false">
          <draw:text-box>
            <text:p text:style-name="a825" text:class-names="" text:cond-style-name=""><text:span text:style-name="a823" text:class-names=""><text:date text:fixed="false" style:data-style-name="a824">10/02/2021</text:date></text:span></text:p>
          </draw:text-box>
          <svg:title/>
          <svg:desc/>
        </draw:frame>
        <draw:page-thumbnail svg:x="0.75in" svg:y="1.25in" svg:width="6in" svg:height="3.375in" presentation:class="page" draw:id="id7" presentation:style-name="a827" draw:name="Slide Image Placeholder 3">
          <svg:title/>
          <svg:desc/>
        </draw:page-thumbnail>
        <draw:frame draw:id="id8" presentation:style-name="a843" draw:name="Notes Placeholder 4" svg:x="0.75in" svg:y="4.8125in" svg:width="6in" svg:height="3.9375in" presentation:class="notes" presentation:placeholder="false">
          <draw:text-box>
            <text:p text:style-name="a829" text:class-names="" text:cond-style-name=""><text:span text:style-name="a828" text:class-names="">Edit Master text styles</text:span></text:p>
            <text:list text:style-name="a832">
              <text:list-item>
                <text:list text:style-name="a832">
                  <text:list-item>
                    <text:p text:style-name="a831" text:class-names="" text:cond-style-name=""><text:span text:style-name="a830" text:class-names="">Second level</text:span></text:p>
                  </text:list-item>
                </text:list>
              </text:list-item>
            </text:list>
            <text:list text:style-name="a835">
              <text:list-item>
                <text:list text:style-name="a835">
                  <text:list-item>
                    <text:list text:style-name="a835">
                      <text:list-item>
                        <text:p text:style-name="a834" text:class-names="" text:cond-style-name=""><text:span text:style-name="a8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38">
              <text:list-item>
                <text:list text:style-name="a838">
                  <text:list-item>
                    <text:list text:style-name="a838">
                      <text:list-item>
                        <text:list text:style-name="a838">
                          <text:list-item>
                            <text:p text:style-name="a837" text:class-names="" text:cond-style-name=""><text:span text:style-name="a8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42">
              <text:list-item>
                <text:list text:style-name="a842">
                  <text:list-item>
                    <text:list text:style-name="a842">
                      <text:list-item>
                        <text:list text:style-name="a842">
                          <text:list-item>
                            <text:list text:style-name="a842">
                              <text:list-item>
                                <text:p text:style-name="a841" text:class-names="" text:cond-style-name=""><text:span text:style-name="a839" text:class-names="">Fifth level</text:span><text:span text:style-name="a84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846" draw:name="Footer Placeholder 5" svg:x="0in" svg:y="9.49826in" svg:width="3.25in" svg:height="0.50174in" presentation:class="footer" presentation:placeholder="false">
          <draw:text-box>
            <text:p text:style-name="a845" text:class-names="" text:cond-style-name=""><text:span text:style-name="a844" text:class-names=""/></text:p>
          </draw:text-box>
          <svg:title/>
          <svg:desc/>
        </draw:frame>
        <draw:frame draw:id="id10" presentation:style-name="a849" draw:name="Slide Number Placeholder 6" svg:x="4.24826in" svg:y="9.49826in" svg:width="3.25in" svg:height="0.50174in" presentation:class="page-number" presentation:placeholder="false">
          <draw:text-box>
            <text:p text:style-name="a848" text:class-names="" text:cond-style-name=""><text:span text:style-name="a847" text:class-names=""><text:page-number style:num-format="1" text:fixed="false"/></text:span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Systems Security COMSM1500</dc:title>
    <meta:initial-creator>Thomas Pasquier</meta:initial-creator>
    <dc:creator>Thomas Pasquier</dc:creator>
    <meta:creation-date>2021-01-18T08:03:13Z</meta:creation-date>
    <dc:date>2021-02-10T12:20:51Z</dc:date>
    <meta:template xlink:href="password1" xlink:type="simple"/>
    <meta:editing-cycles>19</meta:editing-cycles>
    <meta:editing-duration>PT29272S</meta:editing-duration>
    <meta:document-statistic meta:paragraph-count="89" meta:word-count="591"/>
  </office:meta>
</office:document-meta>
</file>